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nux Libertine" svg:font-family="'Linux Libertin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Text_20_body">
      <style:text-properties style:font-name="Linux Libertine"/>
    </style:style>
    <style:style style:name="P2" style:family="paragraph" style:parent-style-name="Text_20_body">
      <style:text-properties style:font-name="Linux Libertine" officeooo:paragraph-rsid="008e87f4"/>
    </style:style>
    <style:style style:name="P3" style:family="paragraph" style:parent-style-name="Text_20_body">
      <style:text-properties style:font-name="Linux Libertine" fo:font-style="italic" style:font-style-asian="italic" style:font-style-complex="italic"/>
    </style:style>
    <style:style style:name="P4" style:family="paragraph" style:parent-style-name="Text_20_body">
      <style:text-properties style:font-name="Linux Libertine" officeooo:paragraph-rsid="009b4695"/>
    </style:style>
    <style:style style:name="P5" style:family="paragraph" style:parent-style-name="Text_20_body">
      <style:text-properties style:font-name="Linux Libertine" officeooo:paragraph-rsid="00a8f9e7"/>
    </style:style>
    <style:style style:name="P6" style:family="paragraph" style:parent-style-name="Text_20_body">
      <style:text-properties style:font-name="Linux Libertine" officeooo:paragraph-rsid="00ab4a33"/>
    </style:style>
    <style:style style:name="P7" style:family="paragraph" style:parent-style-name="Text_20_body">
      <style:text-properties style:font-name="Linux Libertine" officeooo:paragraph-rsid="00ab8ab1"/>
    </style:style>
    <style:style style:name="P8" style:family="paragraph" style:parent-style-name="Text_20_body">
      <style:text-properties style:font-name="Linux Libertine" officeooo:paragraph-rsid="00adda63"/>
    </style:style>
    <style:style style:name="P9" style:family="paragraph" style:parent-style-name="Text_20_body">
      <style:text-properties style:font-name="Linux Libertine" officeooo:paragraph-rsid="00b21f33"/>
    </style:style>
    <style:style style:name="P10" style:family="paragraph" style:parent-style-name="Text_20_body">
      <style:text-properties style:font-name="Linux Libertine" officeooo:paragraph-rsid="006cdb8e"/>
    </style:style>
    <style:style style:name="P11" style:family="paragraph" style:parent-style-name="Text_20_body">
      <style:text-properties style:font-name="Linux Libertine" officeooo:paragraph-rsid="00fc0769"/>
    </style:style>
    <style:style style:name="P12" style:family="paragraph" style:parent-style-name="Text_20_body">
      <style:text-properties style:font-name="Linux Libertine" officeooo:paragraph-rsid="01081866"/>
    </style:style>
    <style:style style:name="P13" style:family="paragraph" style:parent-style-name="Text_20_body">
      <style:text-properties style:font-name="Linux Libertine" officeooo:paragraph-rsid="00374b81" fo:background-color="#ffffcc"/>
    </style:style>
    <style:style style:name="P14" style:family="paragraph" style:parent-style-name="Text_20_body">
      <style:text-properties style:font-name="Linux Libertine" fo:background-color="#ffcc99"/>
    </style:style>
    <style:style style:name="P15" style:family="paragraph" style:parent-style-name="Text_20_body">
      <style:text-properties style:font-name="Linux Libertine" officeooo:paragraph-rsid="00c4469c" fo:background-color="#ffcc99"/>
    </style:style>
    <style:style style:name="P16" style:family="paragraph" style:parent-style-name="Text_20_body">
      <style:text-properties style:font-name="Linux Libertine" officeooo:paragraph-rsid="012741b6"/>
    </style:style>
    <style:style style:name="P17" style:family="paragraph" style:parent-style-name="Text_20_body">
      <style:text-properties style:font-name="Linux Libertine" officeooo:paragraph-rsid="013a8318"/>
    </style:style>
    <style:style style:name="P18" style:family="paragraph" style:parent-style-name="Text_20_body">
      <style:text-properties officeooo:paragraph-rsid="00554e23"/>
    </style:style>
    <style:style style:name="P19" style:family="paragraph" style:parent-style-name="Text_20_body">
      <style:text-properties officeooo:paragraph-rsid="008d0d7e"/>
    </style:style>
    <style:style style:name="P20" style:family="paragraph" style:parent-style-name="Text_20_body">
      <style:text-properties officeooo:paragraph-rsid="009b4695"/>
    </style:style>
    <style:style style:name="P21" style:family="paragraph" style:parent-style-name="Text_20_body">
      <style:text-properties fo:color="#dc2300" style:font-name="Linux Libertine"/>
    </style:style>
    <style:style style:name="P22" style:family="paragraph" style:parent-style-name="Text_20_body">
      <style:text-properties fo:color="#dc2300" style:font-name="Linux Libertine" fo:background-color="#ffcc99"/>
    </style:style>
    <style:style style:name="P23" style:family="paragraph" style:parent-style-name="Text_20_body">
      <style:text-properties officeooo:paragraph-rsid="00625bd4"/>
    </style:style>
    <style:style style:name="P24" style:family="paragraph" style:parent-style-name="Text_20_body">
      <style:text-properties fo:color="#663300" style:font-name="Linux Libertine" officeooo:paragraph-rsid="00584289"/>
    </style:style>
    <style:style style:name="P25" style:family="paragraph" style:parent-style-name="Text_20_body">
      <style:text-properties fo:color="#663300" style:font-name="Linux Libertine" officeooo:paragraph-rsid="0052a04f"/>
    </style:style>
    <style:style style:name="P26" style:family="paragraph" style:parent-style-name="Text_20_body">
      <style:text-properties officeooo:paragraph-rsid="01153b11"/>
    </style:style>
    <style:style style:name="P27" style:family="paragraph" style:parent-style-name="Text_20_body">
      <style:paragraph-properties fo:text-align="center" style:justify-single-word="false" fo:break-before="page"/>
      <style:text-properties fo:color="#dc2300" style:font-name="Linux Libertine" fo:font-size="18pt" fo:font-weight="bold" officeooo:rsid="00692eb8" officeooo:paragraph-rsid="00692eb8" style:font-size-asian="18pt" style:font-size-complex="18pt"/>
    </style:style>
    <style:style style:name="P28" style:family="paragraph" style:parent-style-name="Text_20_body">
      <style:paragraph-properties fo:text-align="center" style:justify-single-word="false" fo:break-before="page"/>
      <style:text-properties style:font-name="Linux Libertine" fo:font-size="18pt" fo:font-weight="bold" officeooo:rsid="0133c753" officeooo:paragraph-rsid="0133c753" style:font-size-asian="18pt" style:font-size-complex="18pt"/>
    </style:style>
    <style:style style:name="P29" style:family="paragraph" style:parent-style-name="Text_20_body">
      <style:paragraph-properties fo:text-align="center" style:justify-single-word="false" fo:break-before="page"/>
      <style:text-properties style:font-name="Linux Libertine" fo:font-size="18pt" fo:font-weight="bold" officeooo:rsid="0133d194" officeooo:paragraph-rsid="0133d194" style:font-size-asian="15.75pt" style:font-weight-asian="bold" style:font-size-complex="18pt" style:font-weight-complex="bold"/>
    </style:style>
    <style:style style:name="P30" style:family="paragraph" style:parent-style-name="Text_20_body">
      <style:paragraph-properties fo:text-align="center" style:justify-single-word="false" fo:break-before="page"/>
      <style:text-properties style:font-name="Linux Libertine" officeooo:paragraph-rsid="00692eb8"/>
    </style:style>
    <style:style style:name="P31" style:family="paragraph" style:parent-style-name="Text_20_body">
      <style:paragraph-properties fo:text-align="center" style:justify-single-word="false" fo:break-before="page"/>
      <style:text-properties style:font-name="Linux Libertine" fo:font-size="16pt" fo:font-weight="bold" officeooo:rsid="00d5af0e" officeooo:paragraph-rsid="00d5af0e" style:font-size-asian="16pt" style:font-size-complex="16pt"/>
    </style:style>
    <style:style style:name="P32" style:family="paragraph" style:parent-style-name="Text_20_body">
      <style:paragraph-properties fo:text-align="center" style:justify-single-word="false" fo:break-before="page"/>
      <style:text-properties fo:color="#00ae00" style:font-name="Linux Libertine" fo:font-size="18pt" fo:font-weight="bold" officeooo:rsid="0133c753" officeooo:paragraph-rsid="0133c753" style:font-size-asian="18pt" style:font-weight-asian="bold" style:font-size-complex="18pt" style:font-weight-complex="bold"/>
    </style:style>
    <style:style style:name="P33" style:family="paragraph" style:parent-style-name="Text_20_body">
      <style:paragraph-properties fo:margin-top="0cm" fo:margin-bottom="0cm" loext:contextual-spacing="false"/>
      <style:text-properties style:font-name="Linux Libertine" officeooo:paragraph-rsid="004ac5ae"/>
    </style:style>
    <style:style style:name="P34" style:family="paragraph" style:parent-style-name="Text_20_body">
      <style:paragraph-properties fo:margin-top="0cm" fo:margin-bottom="0cm" loext:contextual-spacing="false"/>
      <style:text-properties style:font-name="Linux Libertine" officeooo:paragraph-rsid="00554e23"/>
    </style:style>
    <style:style style:name="P35" style:family="paragraph" style:parent-style-name="Text_20_body">
      <style:paragraph-properties fo:margin-top="0cm" fo:margin-bottom="0cm" loext:contextual-spacing="false"/>
      <style:text-properties style:font-name="Linux Libertine" officeooo:paragraph-rsid="005263f8"/>
    </style:style>
    <style:style style:name="P36" style:family="paragraph" style:parent-style-name="Text_20_body">
      <style:paragraph-properties fo:margin-top="0cm" fo:margin-bottom="0cm" loext:contextual-spacing="false"/>
      <style:text-properties style:font-name="Linux Libertine" officeooo:paragraph-rsid="0052a063" fo:background-color="transparent"/>
    </style:style>
    <style:style style:name="P37" style:family="paragraph" style:parent-style-name="Text_20_body">
      <style:paragraph-properties fo:margin-top="0cm" fo:margin-bottom="0cm" loext:contextual-spacing="false"/>
      <style:text-properties style:font-name="Linux Libertine" officeooo:paragraph-rsid="0057fbf9"/>
    </style:style>
    <style:style style:name="P38" style:family="paragraph" style:parent-style-name="Text_20_body">
      <style:paragraph-properties fo:margin-top="0cm" fo:margin-bottom="0cm" loext:contextual-spacing="false"/>
      <style:text-properties style:font-name="Linux Libertine" officeooo:paragraph-rsid="00584289"/>
    </style:style>
    <style:style style:name="P39" style:family="paragraph" style:parent-style-name="Text_20_body">
      <style:paragraph-properties fo:margin-top="0cm" fo:margin-bottom="0cm" loext:contextual-spacing="false"/>
      <style:text-properties style:font-name="Linux Libertine" officeooo:paragraph-rsid="006cdb8e"/>
    </style:style>
    <style:style style:name="P40" style:family="paragraph" style:parent-style-name="Text_20_body">
      <style:paragraph-properties fo:margin-top="0cm" fo:margin-bottom="0cm" loext:contextual-spacing="false"/>
      <style:text-properties style:font-name="Linux Libertine" officeooo:paragraph-rsid="00ab4a33"/>
    </style:style>
    <style:style style:name="P41" style:family="paragraph" style:parent-style-name="Text_20_body">
      <style:paragraph-properties fo:margin-top="0cm" fo:margin-bottom="0cm" loext:contextual-spacing="false"/>
      <style:text-properties style:font-name="Linux Libertine" officeooo:paragraph-rsid="00b200f6"/>
    </style:style>
    <style:style style:name="P42" style:family="paragraph" style:parent-style-name="Text_20_body">
      <style:paragraph-properties fo:margin-top="0cm" fo:margin-bottom="0cm" loext:contextual-spacing="false"/>
      <style:text-properties fo:color="#663300" style:font-name="Linux Libertine" fo:font-weight="normal" officeooo:paragraph-rsid="00c9f6e4" style:font-weight-asian="normal" style:font-weight-complex="normal"/>
    </style:style>
    <style:style style:name="P43" style:family="paragraph" style:parent-style-name="Text_20_body">
      <style:paragraph-properties fo:margin-top="0cm" fo:margin-bottom="0cm" loext:contextual-spacing="false"/>
      <style:text-properties fo:color="#663300" style:font-name="Linux Libertine" fo:font-size="12pt" officeooo:paragraph-rsid="00c832b2" style:font-size-asian="12pt" style:font-size-complex="12pt"/>
    </style:style>
    <style:style style:name="P44" style:family="paragraph" style:parent-style-name="Text_20_body">
      <style:paragraph-properties fo:margin-left="0cm" fo:margin-right="0cm" fo:margin-top="0cm" fo:margin-bottom="0cm" loext:contextual-spacing="false" fo:text-indent="0cm" style:auto-text-indent="false"/>
      <style:text-properties fo:color="#4c1900" style:font-name="Linux Libertine" fo:font-size="12pt" style:text-underline-style="solid" style:text-underline-width="auto" style:text-underline-color="font-color" officeooo:paragraph-rsid="002a3c07" style:font-size-asian="12pt" style:font-size-complex="12pt"/>
    </style:style>
    <style:style style:name="P45" style:family="paragraph" style:parent-style-name="Text_20_body">
      <style:paragraph-properties fo:margin-left="0cm" fo:margin-right="0cm" fo:margin-top="0cm" fo:margin-bottom="0cm" loext:contextual-spacing="false" fo:text-indent="0cm" style:auto-text-indent="false"/>
      <style:text-properties fo:color="#663300" style:font-name="Linux Libertine" fo:font-weight="normal" officeooo:rsid="00a51cc4" officeooo:paragraph-rsid="00a51cc4" fo:background-color="transparent" style:font-weight-asian="normal" style:font-weight-complex="normal"/>
    </style:style>
    <style:style style:name="P46" style:family="paragraph" style:parent-style-name="Text_20_body">
      <style:paragraph-properties fo:margin-left="0cm" fo:margin-right="0cm" fo:text-indent="0cm" style:auto-text-indent="false"/>
      <style:text-properties style:font-name="Linux Libertine"/>
    </style:style>
    <style:style style:name="P47" style:family="paragraph" style:parent-style-name="Text_20_body">
      <style:paragraph-properties fo:margin-left="0cm" fo:margin-right="0cm" fo:text-indent="0cm" style:auto-text-indent="false"/>
      <style:text-properties style:font-name="Linux Libertine" officeooo:paragraph-rsid="008e87f4"/>
    </style:style>
    <style:style style:name="P48" style:family="paragraph" style:parent-style-name="Text_20_body">
      <style:paragraph-properties fo:margin-left="1.251cm" fo:margin-right="0cm" fo:margin-top="0cm" fo:margin-bottom="0cm" loext:contextual-spacing="false" fo:text-indent="0cm" style:auto-text-indent="false"/>
      <style:text-properties style:font-name="Linux Libertine" officeooo:paragraph-rsid="0052a04f"/>
    </style:style>
    <style:style style:name="P49" style:family="paragraph" style:parent-style-name="Text_20_body">
      <style:paragraph-properties fo:margin-left="1.251cm" fo:margin-right="0cm" fo:margin-top="0cm" fo:margin-bottom="0cm" loext:contextual-spacing="false" fo:text-indent="0cm" style:auto-text-indent="false"/>
      <style:text-properties officeooo:paragraph-rsid="012b3290"/>
    </style:style>
    <style:style style:name="P50" style:family="paragraph" style:parent-style-name="Text_20_body">
      <style:paragraph-properties fo:margin-left="1.251cm" fo:margin-right="0cm" fo:text-indent="0cm" style:auto-text-indent="false"/>
      <style:text-properties style:use-window-font-color="true" style:font-name="Linux Libertine" style:text-underline-style="none" officeooo:paragraph-rsid="00ab8ab1" fo:background-color="#ffffcc"/>
    </style:style>
    <style:style style:name="P51" style:family="paragraph" style:parent-style-name="Text_20_body">
      <style:paragraph-properties fo:margin-left="1.251cm" fo:margin-right="0cm" fo:text-indent="0cm" style:auto-text-indent="false"/>
      <style:text-properties style:font-name="Linux Libertine" officeooo:paragraph-rsid="00fc0769"/>
    </style:style>
    <style:style style:name="P52" style:family="paragraph" style:parent-style-name="Text_20_body">
      <style:paragraph-properties fo:margin-left="1.251cm" fo:margin-right="0cm" fo:margin-top="0cm" fo:margin-bottom="0.146cm" loext:contextual-spacing="false" fo:text-indent="0cm" style:auto-text-indent="false"/>
      <style:text-properties officeooo:paragraph-rsid="012b3290"/>
    </style:style>
    <style:style style:name="P53" style:family="paragraph" style:parent-style-name="Heading_20_2">
      <style:paragraph-properties fo:text-align="center" style:justify-single-word="false"/>
      <style:text-properties style:font-name="Linux Libertine" fo:font-size="20pt" fo:font-weight="bold" style:font-size-asian="20pt" style:font-size-complex="20pt"/>
    </style:style>
    <style:style style:name="P54" style:family="paragraph" style:parent-style-name="Heading_20_2">
      <style:paragraph-properties fo:margin-top="0.201cm" fo:margin-bottom="0.201cm" loext:contextual-spacing="false" fo:text-align="center" style:justify-single-word="false" fo:break-before="page"/>
      <style:text-properties style:font-name="Linux Libertine"/>
    </style:style>
    <style:style style:name="P55" style:family="paragraph" style:parent-style-name="Text_20_body">
      <style:text-properties style:use-window-font-color="true" style:font-name="Linux Libertine" style:text-underline-style="solid" style:text-underline-width="auto" style:text-underline-color="font-color" fo:font-weight="bold" officeooo:paragraph-rsid="00ab8ab1" fo:background-color="#ffffcc" style:font-weight-asian="bold" style:font-weight-complex="bold"/>
    </style:style>
    <style:style style:name="P56" style:family="paragraph" style:parent-style-name="Text_20_body">
      <style:text-properties style:use-window-font-color="true" style:font-name="Linux Libertine" style:text-underline-style="solid" style:text-underline-width="auto" style:text-underline-color="font-color" fo:font-weight="bold" officeooo:rsid="00f79ef7" officeooo:paragraph-rsid="013a8318" fo:background-color="#ffffcc" style:font-weight-asian="bold" style:font-weight-complex="bold"/>
    </style:style>
    <style:style style:name="P57" style:family="paragraph" style:parent-style-name="Text_20_body">
      <style:text-properties style:use-window-font-color="true" style:font-name="Linux Libertine" style:text-underline-style="solid" style:text-underline-width="auto" style:text-underline-color="font-color" fo:font-weight="bold" officeooo:paragraph-rsid="01081866" fo:background-color="#ffffcc" style:font-weight-asian="bold" style:font-weight-complex="bold"/>
    </style:style>
    <style:style style:name="P58" style:family="paragraph" style:parent-style-name="Text_20_body" style:list-style-name="L36">
      <style:text-properties style:font-name="Linux Libertine" style:text-underline-style="solid" style:text-underline-width="auto" style:text-underline-color="font-color" officeooo:paragraph-rsid="012bd579" fo:background-color="#ffffcc"/>
    </style:style>
    <style:style style:name="P59" style:family="paragraph" style:parent-style-name="Text_20_body" style:list-style-name="L1">
      <style:paragraph-properties fo:margin-top="0cm" fo:margin-bottom="0.146cm" loext:contextual-spacing="false"/>
      <style:text-properties style:font-name="Linux Libertine" style:text-underline-style="none" fo:background-color="#ffffcc"/>
    </style:style>
    <style:style style:name="P60" style:family="paragraph" style:parent-style-name="Text_20_body" style:list-style-name="L1">
      <style:paragraph-properties fo:margin-top="0cm" fo:margin-bottom="0.146cm" loext:contextual-spacing="false"/>
      <style:text-properties style:font-name="Linux Libertine" style:text-underline-style="none"/>
    </style:style>
    <style:style style:name="P61" style:family="paragraph" style:parent-style-name="Text_20_body" style:list-style-name="L35">
      <style:paragraph-properties fo:margin-top="0cm" fo:margin-bottom="0.146cm" loext:contextual-spacing="false"/>
      <style:text-properties style:font-name="Linux Libertine" officeooo:paragraph-rsid="0084c9e4"/>
    </style:style>
    <style:style style:name="P62" style:family="paragraph" style:parent-style-name="Text_20_body" style:list-style-name="L35">
      <style:paragraph-properties fo:margin-top="0cm" fo:margin-bottom="0.146cm" loext:contextual-spacing="false"/>
      <style:text-properties style:font-name="Linux Libertine" officeooo:paragraph-rsid="00bf74eb"/>
    </style:style>
    <style:style style:name="P63" style:family="paragraph" style:parent-style-name="Text_20_body" style:list-style-name="L36">
      <style:paragraph-properties fo:margin-top="0cm" fo:margin-bottom="0.146cm" loext:contextual-spacing="false"/>
      <style:text-properties style:font-name="Linux Libertine" style:text-underline-style="solid" style:text-underline-width="auto" style:text-underline-color="font-color" officeooo:paragraph-rsid="012bd579" fo:background-color="#ffffcc"/>
    </style:style>
    <style:style style:name="P64" style:family="paragraph" style:parent-style-name="Text_20_body" style:list-style-name="L35">
      <style:paragraph-properties fo:margin-top="0cm" fo:margin-bottom="0.146cm" loext:contextual-spacing="false"/>
      <style:text-properties officeooo:paragraph-rsid="0084c9e4"/>
    </style:style>
    <style:style style:name="P65" style:family="paragraph" style:parent-style-name="Text_20_body" style:list-style-name="L35">
      <style:paragraph-properties fo:margin-top="0cm" fo:margin-bottom="0.146cm" loext:contextual-spacing="false"/>
      <style:text-properties fo:color="#dc2300" style:text-underline-style="none" officeooo:paragraph-rsid="0084c9e4" fo:background-color="#ffffcc"/>
    </style:style>
    <style:style style:name="P66" style:family="paragraph" style:parent-style-name="Text_20_body" style:list-style-name="L35">
      <style:paragraph-properties fo:margin-top="0cm" fo:margin-bottom="0.146cm" loext:contextual-spacing="false"/>
      <style:text-properties fo:color="#dc2300" style:font-name="Linux Libertine" style:text-underline-style="solid" style:text-underline-width="auto" style:text-underline-color="font-color" officeooo:paragraph-rsid="0084c9e4" fo:background-color="#ffffcc"/>
    </style:style>
    <style:style style:name="P67" style:family="paragraph" style:parent-style-name="Text_20_body" style:list-style-name="L35">
      <style:paragraph-properties fo:margin-top="0cm" fo:margin-bottom="0.146cm" loext:contextual-spacing="false"/>
      <style:text-properties style:use-window-font-color="true" style:font-name="Linux Libertine" fo:font-style="normal" officeooo:paragraph-rsid="0084c9e4" style:font-style-asian="normal" style:font-style-complex="normal"/>
    </style:style>
    <style:style style:name="P68" style:family="paragraph" style:parent-style-name="Text_20_body" style:list-style-name="L2">
      <style:paragraph-properties fo:margin-top="0cm" fo:margin-bottom="0cm" loext:contextual-spacing="false"/>
      <style:text-properties style:font-name="Linux Libertine" officeooo:paragraph-rsid="00af780d"/>
    </style:style>
    <style:style style:name="P69" style:family="paragraph" style:parent-style-name="Text_20_body" style:list-style-name="L2">
      <style:paragraph-properties fo:margin-top="0cm" fo:margin-bottom="0cm" loext:contextual-spacing="false"/>
      <style:text-properties style:font-name="Linux Libertine" officeooo:paragraph-rsid="00af780d" fo:background-color="#ffffcc"/>
    </style:style>
    <style:style style:name="P70" style:family="paragraph" style:parent-style-name="Text_20_body" style:list-style-name="L3">
      <style:paragraph-properties fo:margin-top="0cm" fo:margin-bottom="0cm" loext:contextual-spacing="false"/>
      <style:text-properties style:font-name="Linux Libertine" officeooo:paragraph-rsid="00b0d158" fo:background-color="#ffffcc"/>
    </style:style>
    <style:style style:name="P71" style:family="paragraph" style:parent-style-name="Text_20_body" style:list-style-name="L3">
      <style:paragraph-properties fo:margin-top="0cm" fo:margin-bottom="0cm" loext:contextual-spacing="false"/>
      <style:text-properties style:font-name="Linux Libertine" officeooo:paragraph-rsid="00b0d158"/>
    </style:style>
    <style:style style:name="P72" style:family="paragraph" style:parent-style-name="Text_20_body" style:list-style-name="L4">
      <style:paragraph-properties fo:margin-top="0cm" fo:margin-bottom="0cm" loext:contextual-spacing="false"/>
      <style:text-properties style:font-name="Linux Libertine" officeooo:paragraph-rsid="00b21f33"/>
    </style:style>
    <style:style style:name="P73" style:family="paragraph" style:parent-style-name="Text_20_body" style:list-style-name="L14">
      <style:paragraph-properties fo:margin-top="0cm" fo:margin-bottom="0cm" loext:contextual-spacing="false"/>
      <style:text-properties style:font-name="Linux Libertine" officeooo:paragraph-rsid="00c9f6e4"/>
    </style:style>
    <style:style style:name="P74" style:family="paragraph" style:parent-style-name="Text_20_body" style:list-style-name="L18">
      <style:paragraph-properties fo:margin-top="0cm" fo:margin-bottom="0cm" loext:contextual-spacing="false"/>
      <style:text-properties style:font-name="Linux Libertine" officeooo:paragraph-rsid="007098ac"/>
    </style:style>
    <style:style style:name="P75" style:family="paragraph" style:parent-style-name="Text_20_body" style:list-style-name="L19">
      <style:paragraph-properties fo:margin-top="0cm" fo:margin-bottom="0cm" loext:contextual-spacing="false"/>
      <style:text-properties style:font-name="Linux Libertine" officeooo:paragraph-rsid="006cdb8e"/>
    </style:style>
    <style:style style:name="P76" style:family="paragraph" style:parent-style-name="Text_20_body" style:list-style-name="L20">
      <style:paragraph-properties fo:margin-top="0cm" fo:margin-bottom="0cm" loext:contextual-spacing="false"/>
      <style:text-properties style:font-name="Linux Libertine" officeooo:paragraph-rsid="006cdb8e"/>
    </style:style>
    <style:style style:name="P77" style:family="paragraph" style:parent-style-name="Text_20_body" style:list-style-name="L21">
      <style:paragraph-properties fo:margin-top="0cm" fo:margin-bottom="0cm" loext:contextual-spacing="false"/>
      <style:text-properties style:font-name="Linux Libertine" officeooo:paragraph-rsid="006cdb8e"/>
    </style:style>
    <style:style style:name="P78" style:family="paragraph" style:parent-style-name="Text_20_body" style:list-style-name="L22">
      <style:paragraph-properties fo:margin-top="0cm" fo:margin-bottom="0cm" loext:contextual-spacing="false"/>
      <style:text-properties style:font-name="Linux Libertine" officeooo:paragraph-rsid="006cdb8e"/>
    </style:style>
    <style:style style:name="P79" style:family="paragraph" style:parent-style-name="Text_20_body" style:list-style-name="L23">
      <style:paragraph-properties fo:margin-top="0cm" fo:margin-bottom="0cm" loext:contextual-spacing="false"/>
      <style:text-properties style:font-name="Linux Libertine" officeooo:paragraph-rsid="006cdb8e"/>
    </style:style>
    <style:style style:name="P80" style:family="paragraph" style:parent-style-name="Text_20_body" style:list-style-name="L24">
      <style:paragraph-properties fo:margin-top="0cm" fo:margin-bottom="0cm" loext:contextual-spacing="false"/>
      <style:text-properties style:font-name="Linux Libertine" officeooo:paragraph-rsid="006cdb8e"/>
    </style:style>
    <style:style style:name="P81" style:family="paragraph" style:parent-style-name="Text_20_body" style:list-style-name="L25">
      <style:paragraph-properties fo:margin-top="0cm" fo:margin-bottom="0cm" loext:contextual-spacing="false"/>
      <style:text-properties style:font-name="Linux Libertine" officeooo:paragraph-rsid="006cdb8e"/>
    </style:style>
    <style:style style:name="P82" style:family="paragraph" style:parent-style-name="Text_20_body" style:list-style-name="L26">
      <style:paragraph-properties fo:margin-top="0cm" fo:margin-bottom="0cm" loext:contextual-spacing="false"/>
      <style:text-properties style:font-name="Linux Libertine" officeooo:paragraph-rsid="006cdb8e"/>
    </style:style>
    <style:style style:name="P83" style:family="paragraph" style:parent-style-name="Text_20_body" style:list-style-name="L27">
      <style:paragraph-properties fo:margin-top="0cm" fo:margin-bottom="0cm" loext:contextual-spacing="false"/>
      <style:text-properties style:font-name="Linux Libertine" officeooo:paragraph-rsid="006cdb8e"/>
    </style:style>
    <style:style style:name="P84" style:family="paragraph" style:parent-style-name="Text_20_body" style:list-style-name="L28">
      <style:paragraph-properties fo:margin-top="0cm" fo:margin-bottom="0cm" loext:contextual-spacing="false"/>
      <style:text-properties style:font-name="Linux Libertine" officeooo:paragraph-rsid="006cdb8e"/>
    </style:style>
    <style:style style:name="P85" style:family="paragraph" style:parent-style-name="Text_20_body" style:list-style-name="L29">
      <style:paragraph-properties fo:margin-top="0cm" fo:margin-bottom="0cm" loext:contextual-spacing="false"/>
      <style:text-properties style:font-name="Linux Libertine" officeooo:paragraph-rsid="006cdb8e"/>
    </style:style>
    <style:style style:name="P86" style:family="paragraph" style:parent-style-name="Text_20_body" style:list-style-name="L30">
      <style:paragraph-properties fo:margin-top="0cm" fo:margin-bottom="0cm" loext:contextual-spacing="false"/>
      <style:text-properties style:font-name="Linux Libertine" officeooo:paragraph-rsid="006cdb8e"/>
    </style:style>
    <style:style style:name="P87" style:family="paragraph" style:parent-style-name="Text_20_body" style:list-style-name="L31">
      <style:paragraph-properties fo:margin-top="0cm" fo:margin-bottom="0cm" loext:contextual-spacing="false"/>
      <style:text-properties style:font-name="Linux Libertine" officeooo:paragraph-rsid="006cdb8e"/>
    </style:style>
    <style:style style:name="P88" style:family="paragraph" style:parent-style-name="Text_20_body" style:list-style-name="L32">
      <style:paragraph-properties fo:margin-top="0cm" fo:margin-bottom="0cm" loext:contextual-spacing="false"/>
      <style:text-properties style:font-name="Linux Libertine" officeooo:paragraph-rsid="006cdb8e"/>
    </style:style>
    <style:style style:name="P89" style:family="paragraph" style:parent-style-name="Text_20_body" style:list-style-name="L33">
      <style:paragraph-properties fo:margin-top="0cm" fo:margin-bottom="0cm" loext:contextual-spacing="false"/>
      <style:text-properties style:font-name="Linux Libertine" officeooo:paragraph-rsid="006cdb8e"/>
    </style:style>
    <style:style style:name="P90" style:family="paragraph" style:parent-style-name="Text_20_body" style:list-style-name="L34">
      <style:paragraph-properties fo:margin-top="0cm" fo:margin-bottom="0cm" loext:contextual-spacing="false"/>
      <style:text-properties style:font-name="Linux Libertine" officeooo:paragraph-rsid="006cdb8e"/>
    </style:style>
    <style:style style:name="P91" style:family="paragraph" style:parent-style-name="Text_20_body" style:list-style-name="L36">
      <style:paragraph-properties fo:margin-top="0cm" fo:margin-bottom="0cm" loext:contextual-spacing="false"/>
      <style:text-properties style:font-name="Linux Libertine" officeooo:paragraph-rsid="01242467"/>
    </style:style>
    <style:style style:name="P92" style:family="paragraph" style:parent-style-name="Text_20_body" style:list-style-name="L36">
      <style:paragraph-properties fo:margin-top="0cm" fo:margin-bottom="0cm" loext:contextual-spacing="false"/>
      <style:text-properties style:font-name="Linux Libertine" officeooo:paragraph-rsid="012b3290"/>
    </style:style>
    <style:style style:name="P93" style:family="paragraph" style:parent-style-name="Text_20_body" style:list-style-name="L5">
      <style:paragraph-properties fo:margin-top="0cm" fo:margin-bottom="0cm" loext:contextual-spacing="false"/>
      <style:text-properties officeooo:paragraph-rsid="009b4695"/>
    </style:style>
    <style:style style:name="P94" style:family="paragraph" style:parent-style-name="Text_20_body" style:list-style-name="L6">
      <style:paragraph-properties fo:margin-top="0cm" fo:margin-bottom="0cm" loext:contextual-spacing="false"/>
      <style:text-properties officeooo:paragraph-rsid="00ab4a33"/>
    </style:style>
    <style:style style:name="P95" style:family="paragraph" style:parent-style-name="Text_20_body" style:list-style-name="L7">
      <style:paragraph-properties fo:margin-top="0cm" fo:margin-bottom="0cm" loext:contextual-spacing="false"/>
      <style:text-properties officeooo:paragraph-rsid="00554e23"/>
    </style:style>
    <style:style style:name="P96" style:family="paragraph" style:parent-style-name="Text_20_body" style:list-style-name="L8">
      <style:paragraph-properties fo:margin-top="0cm" fo:margin-bottom="0cm" loext:contextual-spacing="false"/>
      <style:text-properties officeooo:paragraph-rsid="00554e23"/>
    </style:style>
    <style:style style:name="P97" style:family="paragraph" style:parent-style-name="Text_20_body" style:list-style-name="L9">
      <style:paragraph-properties fo:margin-top="0cm" fo:margin-bottom="0cm" loext:contextual-spacing="false"/>
      <style:text-properties officeooo:paragraph-rsid="005263f8"/>
    </style:style>
    <style:style style:name="P98" style:family="paragraph" style:parent-style-name="Text_20_body" style:list-style-name="L10">
      <style:paragraph-properties fo:margin-top="0cm" fo:margin-bottom="0cm" loext:contextual-spacing="false"/>
      <style:text-properties fo:color="#006b6b" style:font-name="Linux Libertine" fo:font-size="12pt" fo:font-weight="bold" officeooo:paragraph-rsid="00c832b2" fo:background-color="transparent" style:font-size-asian="12pt" style:font-weight-asian="bold" style:font-size-complex="12pt" style:font-weight-complex="bold"/>
    </style:style>
    <style:style style:name="P99" style:family="paragraph" style:parent-style-name="Text_20_body" style:list-style-name="L10">
      <style:paragraph-properties fo:margin-top="0cm" fo:margin-bottom="0cm" loext:contextual-spacing="false"/>
      <style:text-properties fo:color="#006b6b" style:font-name="Linux Libertine" fo:font-size="12pt" fo:font-weight="bold" officeooo:rsid="00c832b2" officeooo:paragraph-rsid="00c832b2" fo:background-color="transparent" style:font-size-asian="12pt" style:font-weight-asian="bold" style:font-size-complex="12pt" style:font-weight-complex="bold"/>
    </style:style>
    <style:style style:name="P100" style:family="paragraph" style:parent-style-name="Text_20_body" style:list-style-name="L10">
      <style:paragraph-properties fo:margin-top="0cm" fo:margin-bottom="0cm" loext:contextual-spacing="false"/>
      <style:text-properties fo:color="#006b6b" style:font-name="Linux Libertine" fo:font-size="12pt" officeooo:rsid="00c832b2" officeooo:paragraph-rsid="00c832b2" style:font-size-asian="12pt" style:font-size-complex="12pt"/>
    </style:style>
    <style:style style:name="P101" style:family="paragraph" style:parent-style-name="Text_20_body" style:list-style-name="L13">
      <style:paragraph-properties fo:margin-top="0cm" fo:margin-bottom="0cm" loext:contextual-spacing="false"/>
      <style:text-properties fo:color="#006b6b" style:font-name="Linux Libertine" officeooo:paragraph-rsid="00c9f6e4"/>
    </style:style>
    <style:style style:name="P102" style:family="paragraph" style:parent-style-name="Text_20_body" style:list-style-name="L13">
      <style:paragraph-properties fo:margin-top="0cm" fo:margin-bottom="0cm" loext:contextual-spacing="false"/>
      <style:text-properties fo:color="#006b6b" style:font-name="Linux Libertine" officeooo:rsid="00c9f6e4" officeooo:paragraph-rsid="00c9f6e4"/>
    </style:style>
    <style:style style:name="P103" style:family="paragraph" style:parent-style-name="Text_20_body" style:list-style-name="L13">
      <style:paragraph-properties fo:margin-top="0cm" fo:margin-bottom="0cm" loext:contextual-spacing="false"/>
      <style:text-properties fo:color="#006b6b" officeooo:paragraph-rsid="00c9f6e4"/>
    </style:style>
    <style:style style:name="P104" style:family="paragraph" style:parent-style-name="Text_20_body" style:list-style-name="L11">
      <style:paragraph-properties fo:margin-top="0cm" fo:margin-bottom="0cm" loext:contextual-spacing="false"/>
      <style:text-properties fo:font-size="12pt" officeooo:paragraph-rsid="00c832b2" style:font-size-asian="12pt" style:font-size-complex="12pt"/>
    </style:style>
    <style:style style:name="P105" style:family="paragraph" style:parent-style-name="Text_20_body" style:list-style-name="L11">
      <style:paragraph-properties fo:margin-top="0cm" fo:margin-bottom="0cm" loext:contextual-spacing="false"/>
      <style:text-properties style:use-window-font-color="true" style:font-name="Linux Libertine" fo:font-size="12pt" fo:font-weight="normal" officeooo:paragraph-rsid="00c832b2" fo:background-color="transparent" style:font-size-asian="12pt" style:font-weight-asian="normal" style:font-size-complex="12pt" style:font-weight-complex="normal"/>
    </style:style>
    <style:style style:name="P106" style:family="paragraph" style:parent-style-name="Text_20_body" style:list-style-name="L12">
      <style:paragraph-properties fo:margin-top="0cm" fo:margin-bottom="0cm" loext:contextual-spacing="false"/>
      <style:text-properties style:use-window-font-color="true" style:font-name="Linux Libertine" fo:font-size="12pt" officeooo:paragraph-rsid="0040fd21" style:font-size-asian="12pt" style:font-size-complex="12pt"/>
    </style:style>
    <style:style style:name="P107" style:family="paragraph" style:parent-style-name="Text_20_body" style:list-style-name="L12">
      <style:paragraph-properties fo:margin-top="0cm" fo:margin-bottom="0cm" loext:contextual-spacing="false"/>
      <style:text-properties style:use-window-font-color="true" style:font-name="Linux Libertine" fo:font-size="12pt" officeooo:paragraph-rsid="002a3c07" style:font-size-asian="12pt" style:font-size-complex="12pt"/>
    </style:style>
    <style:style style:name="P108" style:family="paragraph" style:parent-style-name="Text_20_body" style:list-style-name="L12">
      <style:paragraph-properties fo:margin-top="0cm" fo:margin-bottom="0cm" loext:contextual-spacing="false"/>
      <style:text-properties style:use-window-font-color="true" fo:font-size="12pt" officeooo:paragraph-rsid="002a3c07" style:font-size-asian="12pt" style:font-size-complex="12pt"/>
    </style:style>
    <style:style style:name="P109" style:family="paragraph" style:parent-style-name="Text_20_body" style:list-style-name="L15">
      <style:paragraph-properties fo:margin-top="0cm" fo:margin-bottom="0cm" loext:contextual-spacing="false"/>
      <style:text-properties fo:color="#00ae00" style:font-name="Linux Libertine" fo:font-weight="bold" officeooo:rsid="00a51cc4" officeooo:paragraph-rsid="00a51cc4" style:font-weight-asian="bold" style:font-weight-complex="bold"/>
    </style:style>
    <style:style style:name="P110" style:family="paragraph" style:parent-style-name="Text_20_body" style:list-style-name="L15">
      <style:paragraph-properties fo:margin-top="0cm" fo:margin-bottom="0cm" loext:contextual-spacing="false"/>
      <style:text-properties officeooo:paragraph-rsid="0057fbf9"/>
    </style:style>
    <style:style style:name="P111" style:family="paragraph" style:parent-style-name="Text_20_body" style:list-style-name="L17">
      <style:paragraph-properties fo:margin-top="0cm" fo:margin-bottom="0cm" loext:contextual-spacing="false"/>
      <style:text-properties officeooo:paragraph-rsid="00584289"/>
    </style:style>
    <style:style style:name="P112" style:family="paragraph" style:parent-style-name="Text_20_body" style:list-style-name="L18">
      <style:paragraph-properties fo:margin-top="0cm" fo:margin-bottom="0cm" loext:contextual-spacing="false"/>
      <style:text-properties officeooo:paragraph-rsid="006f97de"/>
    </style:style>
    <style:style style:name="P113" style:family="paragraph" style:parent-style-name="Text_20_body" style:list-style-name="L19">
      <style:paragraph-properties fo:margin-top="0cm" fo:margin-bottom="0cm" loext:contextual-spacing="false"/>
      <style:text-properties fo:color="#dc2300" style:font-name="Linux Libertine" fo:font-style="italic" officeooo:rsid="00bc3766" officeooo:paragraph-rsid="00bc3766" style:font-style-asian="italic" style:font-style-complex="italic"/>
    </style:style>
    <style:style style:name="P114" style:family="paragraph" style:parent-style-name="Text_20_body" style:list-style-name="L22">
      <style:paragraph-properties fo:margin-top="0cm" fo:margin-bottom="0cm" loext:contextual-spacing="false"/>
      <style:text-properties fo:color="#dc2300" style:font-name="Linux Libertine" fo:font-style="italic" officeooo:rsid="00bc3766" officeooo:paragraph-rsid="00bc3766" style:font-style-asian="italic" style:font-style-complex="italic"/>
    </style:style>
    <style:style style:name="P115" style:family="paragraph" style:parent-style-name="Text_20_body" style:list-style-name="L26">
      <style:paragraph-properties fo:margin-top="0cm" fo:margin-bottom="0cm" loext:contextual-spacing="false"/>
      <style:text-properties fo:color="#dc2300" style:font-name="Linux Libertine" fo:font-style="italic" officeooo:rsid="00bc3766" officeooo:paragraph-rsid="00bc3766" style:font-style-asian="italic" style:font-style-complex="italic"/>
    </style:style>
    <style:style style:name="P116" style:family="paragraph" style:parent-style-name="Text_20_body" style:list-style-name="L30">
      <style:paragraph-properties fo:margin-top="0cm" fo:margin-bottom="0cm" loext:contextual-spacing="false"/>
      <style:text-properties fo:color="#dc2300" style:font-name="Linux Libertine" fo:font-style="italic" officeooo:rsid="00bc3766" officeooo:paragraph-rsid="00bc3766" style:font-style-asian="italic" style:font-style-complex="italic"/>
    </style:style>
    <style:style style:name="P117" style:family="paragraph" style:parent-style-name="Text_20_body" style:list-style-name="L37">
      <style:paragraph-properties fo:margin-top="0cm" fo:margin-bottom="0cm" loext:contextual-spacing="false"/>
      <style:text-properties fo:color="#dc2300" style:text-underline-style="none" officeooo:paragraph-rsid="0083022c"/>
    </style:style>
    <style:style style:name="P118" style:family="paragraph" style:parent-style-name="Text_20_body" style:list-style-name="L16">
      <style:paragraph-properties fo:margin-left="2.501cm" fo:margin-right="0cm" fo:margin-top="0cm" fo:margin-bottom="0cm" loext:contextual-spacing="false" fo:text-indent="-0.635cm" style:auto-text-indent="false"/>
      <style:text-properties style:font-name="Linux Libertine" officeooo:paragraph-rsid="00a51cc4"/>
    </style:style>
    <style:style style:name="P119" style:family="paragraph" style:parent-style-name="Text_20_body">
      <style:paragraph-properties fo:margin-top="0.201cm" fo:margin-bottom="0.201cm" loext:contextual-spacing="false" fo:text-align="center" style:justify-single-word="false" fo:break-before="page"/>
      <style:text-properties fo:color="#663300" style:font-name="Linux Libertine" fo:font-size="18pt" fo:font-weight="bold" officeooo:rsid="006bc17d" officeooo:paragraph-rsid="01349719" fo:background-color="transparent" style:font-size-asian="18pt" style:font-weight-asian="bold" style:font-size-complex="18pt" style:font-weight-complex="bold"/>
    </style:style>
    <style:style style:name="T1" style:family="text">
      <style:text-properties fo:font-weight="bold" style:font-weight-asian="bold" style:font-weight-complex="bold"/>
    </style:style>
    <style:style style:name="T2" style:family="text">
      <style:text-properties fo:font-weight="bold" fo:background-color="#ffd320" loext:char-shading-value="0" style:font-weight-asian="bold" style:font-weight-complex="bold"/>
    </style:style>
    <style:style style:name="T3" style:family="text">
      <style:text-properties fo:font-weight="bold" officeooo:rsid="0028de39" fo:background-color="#ffd320" loext:char-shading-value="0" style:font-weight-asian="bold" style:font-weight-complex="bold"/>
    </style:style>
    <style:style style:name="T4" style:family="text">
      <style:text-properties fo:font-weight="bold" officeooo:rsid="002ddad1" fo:background-color="#ffd320" loext:char-shading-value="0" style:font-weight-asian="bold" style:font-weight-complex="bold"/>
    </style:style>
    <style:style style:name="T5" style:family="text">
      <style:text-properties fo:font-weight="bold" officeooo:rsid="002a3c07" fo:background-color="#ffd320" loext:char-shading-value="0" style:font-weight-asian="bold" style:font-weight-complex="bold"/>
    </style:style>
    <style:style style:name="T6" style:family="text">
      <style:text-properties fo:font-weight="bold" officeooo:rsid="0031408e" fo:background-color="#ffd320" loext:char-shading-value="0" style:font-weight-asian="bold" style:font-weight-complex="bold"/>
    </style:style>
    <style:style style:name="T7" style:family="text">
      <style:text-properties fo:font-weight="bold" officeooo:rsid="005d10b0" fo:background-color="#ffd320" loext:char-shading-value="0" style:font-weight-asian="bold" style:font-weight-complex="bold"/>
    </style:style>
    <style:style style:name="T8" style:family="text">
      <style:text-properties fo:font-weight="bold" fo:background-color="transparent" loext:char-shading-value="0" style:font-weight-asian="bold" style:font-weight-complex="bold"/>
    </style:style>
    <style:style style:name="T9" style:family="text">
      <style:text-properties fo:color="#0066cc"/>
    </style:style>
    <style:style style:name="T10" style:family="text">
      <style:text-properties fo:font-weight="normal" style:font-weight-asian="normal" style:font-weight-complex="normal"/>
    </style:style>
    <style:style style:name="T11" style:family="text">
      <style:text-properties fo:font-weight="normal" officeooo:rsid="006f97de" style:font-weight-asian="normal" style:font-weight-complex="normal"/>
    </style:style>
    <style:style style:name="T12" style:family="text">
      <style:text-properties fo:font-weight="normal" officeooo:rsid="004ac5ae" style:font-weight-asian="normal" style:font-weight-complex="normal"/>
    </style:style>
    <style:style style:name="T13" style:family="text">
      <style:text-properties fo:font-weight="normal" fo:background-color="transparent" loext:char-shading-value="0" style:font-weight-asian="normal" style:font-weight-complex="normal"/>
    </style:style>
    <style:style style:name="T14" style:family="text">
      <style:text-properties fo:font-weight="normal" officeooo:rsid="00d387bf" fo:background-color="transparent" loext:char-shading-value="0" style:font-weight-asian="normal" style:font-weight-complex="normal"/>
    </style:style>
    <style:style style:name="T15" style:family="text">
      <style:text-properties fo:color="#004a4a"/>
    </style:style>
    <style:style style:name="T16" style:family="text">
      <style:text-properties officeooo:rsid="003d01b0"/>
    </style:style>
    <style:style style:name="T17" style:family="text">
      <style:text-properties officeooo:rsid="003f5c8e"/>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background-color="#ffffcc" loext:char-shading-value="0"/>
    </style:style>
    <style:style style:name="T20" style:family="text">
      <style:text-properties style:text-underline-style="solid" style:text-underline-width="auto" style:text-underline-color="font-color" officeooo:rsid="00f79ef7" fo:background-color="#ffffcc" loext:char-shading-value="0"/>
    </style:style>
    <style:style style:name="T21" style:family="text">
      <style:text-properties style:text-underline-style="solid" style:text-underline-width="auto" style:text-underline-color="font-color" fo:font-weight="bold" officeooo:rsid="00f79ef7" fo:background-color="#ffffcc" loext:char-shading-value="0" style:font-weight-asian="bold" style:font-weight-complex="bold"/>
    </style:style>
    <style:style style:name="T22" style:family="text">
      <style:text-properties style:text-underline-style="none" fo:background-color="#ffffcc" loext:char-shading-value="0"/>
    </style:style>
    <style:style style:name="T23" style:family="text">
      <style:text-properties style:font-name="Linux Libertine"/>
    </style:style>
    <style:style style:name="T24" style:family="text">
      <style:text-properties style:font-name="Linux Libertine" fo:font-weight="bold" style:font-weight-asian="bold" style:font-weight-complex="bold"/>
    </style:style>
    <style:style style:name="T25" style:family="text">
      <style:text-properties style:font-name="Linux Libertine" fo:font-weight="bold" officeooo:rsid="006f97de" style:font-weight-asian="bold" style:font-weight-complex="bold"/>
    </style:style>
    <style:style style:name="T26" style:family="text">
      <style:text-properties style:font-name="Linux Libertine" fo:font-weight="bold" officeooo:rsid="00c9f6e4" style:font-weight-asian="bold" style:font-weight-complex="bold"/>
    </style:style>
    <style:style style:name="T27" style:family="text">
      <style:text-properties style:font-name="Linux Libertine" fo:font-weight="bold" officeooo:rsid="007275a5" style:font-weight-asian="bold" style:font-weight-complex="bold"/>
    </style:style>
    <style:style style:name="T28" style:family="text">
      <style:text-properties style:font-name="Linux Libertine" fo:font-weight="bold" fo:background-color="transparent" loext:char-shading-value="0" style:font-weight-asian="bold" style:font-weight-complex="bold"/>
    </style:style>
    <style:style style:name="T29" style:family="text">
      <style:text-properties style:font-name="Linux Libertine" fo:background-color="transparent" loext:char-shading-value="0"/>
    </style:style>
    <style:style style:name="T30" style:family="text">
      <style:text-properties style:font-name="Linux Libertine" officeooo:rsid="00554e23"/>
    </style:style>
    <style:style style:name="T31" style:family="text">
      <style:text-properties style:font-name="Linux Libertine" style:text-underline-style="solid" style:text-underline-width="auto" style:text-underline-color="font-color"/>
    </style:style>
    <style:style style:name="T32" style:family="text">
      <style:text-properties style:font-name="Linux Libertine" style:text-underline-style="solid" style:text-underline-width="auto" style:text-underline-color="font-color" fo:font-weight="bold" fo:background-color="#ffffcc" loext:char-shading-value="0" style:font-weight-asian="bold" style:font-weight-complex="bold"/>
    </style:style>
    <style:style style:name="T33" style:family="text">
      <style:text-properties style:font-name="Linux Libertine" style:text-underline-style="solid" style:text-underline-width="auto" style:text-underline-color="font-color" officeooo:rsid="0114210b"/>
    </style:style>
    <style:style style:name="T34" style:family="text">
      <style:text-properties style:font-name="Linux Libertine" fo:font-style="italic" fo:font-weight="bold" style:font-style-asian="italic" style:font-weight-asian="bold" style:font-style-complex="italic" style:font-weight-complex="bold"/>
    </style:style>
    <style:style style:name="T35" style:family="text">
      <style:text-properties style:font-name="Linux Libertine" fo:font-style="italic" style:text-underline-style="solid" style:text-underline-width="auto" style:text-underline-color="font-color" fo:font-weight="bold" style:font-style-asian="italic" style:font-weight-asian="bold" style:font-style-complex="italic" style:font-weight-complex="bold"/>
    </style:style>
    <style:style style:name="T36" style:family="text">
      <style:text-properties style:font-name="Linux Libertine" fo:font-style="italic" officeooo:rsid="0112fb03" style:font-style-asian="italic" style:font-style-complex="italic"/>
    </style:style>
    <style:style style:name="T37" style:family="text">
      <style:text-properties style:font-name="Linux Libertine" fo:font-weight="normal" style:font-weight-asian="normal" style:font-weight-complex="normal"/>
    </style:style>
    <style:style style:name="T38" style:family="text">
      <style:text-properties style:font-name="Linux Libertine" fo:font-weight="normal" officeooo:rsid="006f97de" style:font-weight-asian="normal" style:font-weight-complex="normal"/>
    </style:style>
    <style:style style:name="T39" style:family="text">
      <style:text-properties style:font-name="Linux Libertine" fo:font-weight="normal" officeooo:rsid="004ac5ae" style:font-weight-asian="normal" style:font-weight-complex="normal"/>
    </style:style>
    <style:style style:name="T40" style:family="text">
      <style:text-properties style:font-name="Linux Libertine" fo:font-weight="normal" officeooo:rsid="00f186db" style:font-weight-asian="normal" style:font-weight-complex="normal"/>
    </style:style>
    <style:style style:name="T41" style:family="text">
      <style:text-properties style:font-name="Linux Libertine" fo:background-color="#ffffcc" loext:char-shading-value="0"/>
    </style:style>
    <style:style style:name="T42" style:family="text">
      <style:text-properties style:font-name="Linux Libertine" style:text-underline-style="none" fo:background-color="#ffffcc" loext:char-shading-value="0"/>
    </style:style>
    <style:style style:name="T43" style:family="text">
      <style:text-properties style:font-name="Linux Libertine" officeooo:rsid="0112fb03"/>
    </style:style>
    <style:style style:name="T44" style:family="text">
      <style:text-properties fo:color="#008080"/>
    </style:style>
    <style:style style:name="T45" style:family="text">
      <style:text-properties fo:color="#008080" style:font-name="Linux Libertine" fo:background-color="#ffffcc" loext:char-shading-value="0"/>
    </style:style>
    <style:style style:name="T46" style:family="text">
      <style:text-properties fo:color="#008080" fo:background-color="#ffffcc" loext:char-shading-value="0"/>
    </style:style>
    <style:style style:name="T47" style:family="text">
      <style:text-properties style:use-window-font-color="true"/>
    </style:style>
    <style:style style:name="T48" style:family="text">
      <style:text-properties style:use-window-font-color="true" style:font-name="Linux Libertine"/>
    </style:style>
    <style:style style:name="T49" style:family="text">
      <style:text-properties style:use-window-font-color="true" style:font-name="Linux Libertine" fo:background-color="transparent" loext:char-shading-value="0"/>
    </style:style>
    <style:style style:name="T50" style:family="text">
      <style:text-properties style:use-window-font-color="true" style:font-name="Linux Libertine" style:text-underline-style="none" fo:font-weight="bold" fo:background-color="#ffd320" loext:char-shading-value="0" style:font-weight-asian="bold" style:font-weight-complex="bold"/>
    </style:style>
    <style:style style:name="T51" style:family="text">
      <style:text-properties style:use-window-font-color="true" style:font-name="Linux Libertine" style:text-underline-style="none" fo:font-weight="bold" fo:background-color="#ffffcc" loext:char-shading-value="0" style:font-weight-asian="bold" style:font-weight-complex="bold"/>
    </style:style>
    <style:style style:name="T52" style:family="text">
      <style:text-properties style:use-window-font-color="true" style:font-name="Linux Libertine" style:text-underline-style="none" fo:background-color="#ffffcc" loext:char-shading-value="0"/>
    </style:style>
    <style:style style:name="T53" style:family="text">
      <style:text-properties style:use-window-font-color="true" style:font-name="Linux Libertine" fo:background-color="#ffffcc" loext:char-shading-value="0"/>
    </style:style>
    <style:style style:name="T54" style:family="text">
      <style:text-properties style:use-window-font-color="true" style:font-name="Linux Libertine" fo:font-style="italic" officeooo:rsid="008d0d7e" fo:background-color="#ffffcc" loext:char-shading-value="0" style:font-style-asian="italic" style:font-style-complex="italic"/>
    </style:style>
    <style:style style:name="T55" style:family="text">
      <style:text-properties style:use-window-font-color="true" style:font-name="Linux Libertine" fo:font-weight="bold" officeooo:rsid="007275a5" style:font-weight-asian="bold" style:font-weight-complex="bold"/>
    </style:style>
    <style:style style:name="T56" style:family="text">
      <style:text-properties style:use-window-font-color="true" fo:font-weight="bold" style:font-weight-asian="bold" style:font-weight-complex="bold"/>
    </style:style>
    <style:style style:name="T57" style:family="text">
      <style:text-properties style:use-window-font-color="true" fo:font-weight="bold" officeooo:rsid="0129edef" style:font-weight-asian="bold" style:font-weight-complex="bold"/>
    </style:style>
    <style:style style:name="T58" style:family="text">
      <style:text-properties style:use-window-font-color="true" fo:font-weight="bold" fo:background-color="#ffd320" loext:char-shading-value="0" style:font-weight-asian="bold" style:font-weight-complex="bold"/>
    </style:style>
    <style:style style:name="T59" style:family="text">
      <style:text-properties style:use-window-font-color="true" fo:font-weight="bold" officeooo:rsid="002ddad1" fo:background-color="#ffd320" loext:char-shading-value="0" style:font-weight-asian="bold" style:font-weight-complex="bold"/>
    </style:style>
    <style:style style:name="T60" style:family="text">
      <style:text-properties style:use-window-font-color="true" fo:font-weight="bold" fo:background-color="#ffffcc" loext:char-shading-value="0" style:font-weight-asian="bold" style:font-weight-complex="bold"/>
    </style:style>
    <style:style style:name="T61" style:family="text">
      <style:text-properties style:use-window-font-color="true" fo:font-style="normal" fo:font-weight="normal" style:font-style-asian="normal" style:font-weight-asian="normal" style:font-style-complex="normal" style:font-weight-complex="normal"/>
    </style:style>
    <style:style style:name="T62" style:family="text">
      <style:text-properties style:use-window-font-color="true" fo:font-size="20pt" style:font-size-asian="20pt" style:font-size-complex="20pt"/>
    </style:style>
    <style:style style:name="T63" style:family="text">
      <style:text-properties style:use-window-font-color="true" fo:font-weight="normal" style:font-weight-asian="normal" style:font-weight-complex="normal"/>
    </style:style>
    <style:style style:name="T64" style:family="text">
      <style:text-properties style:use-window-font-color="true" fo:font-weight="normal" officeooo:rsid="006f97de" style:font-weight-asian="normal" style:font-weight-complex="normal"/>
    </style:style>
    <style:style style:name="T65" style:family="text">
      <style:text-properties style:use-window-font-color="true" fo:font-weight="normal" officeooo:rsid="0120d141" style:font-weight-asian="normal" style:font-weight-complex="normal"/>
    </style:style>
    <style:style style:name="T66" style:family="text">
      <style:text-properties style:use-window-font-color="true" officeooo:rsid="006f97de"/>
    </style:style>
    <style:style style:name="T67" style:family="text">
      <style:text-properties style:use-window-font-color="true" officeooo:rsid="006eb018"/>
    </style:style>
    <style:style style:name="T68" style:family="text">
      <style:text-properties style:use-window-font-color="true" fo:background-color="#ffffcc" loext:char-shading-value="0"/>
    </style:style>
    <style:style style:name="T69" style:family="text">
      <style:text-properties style:use-window-font-color="true" officeooo:rsid="008d0d7e" fo:background-color="#ffffcc" loext:char-shading-value="0"/>
    </style:style>
    <style:style style:name="T70" style:family="text">
      <style:text-properties style:use-window-font-color="true" fo:font-style="italic" officeooo:rsid="008d0d7e" fo:background-color="#ffffcc" loext:char-shading-value="0" style:font-style-asian="italic" style:font-style-complex="italic"/>
    </style:style>
    <style:style style:name="T71" style:family="text">
      <style:text-properties style:use-window-font-color="true" style:text-underline-style="solid" style:text-underline-width="auto" style:text-underline-color="font-color" fo:font-weight="bold" fo:background-color="#ffffcc" loext:char-shading-value="0" style:font-weight-asian="bold" style:font-weight-complex="bold"/>
    </style:style>
    <style:style style:name="T72" style:family="text">
      <style:text-properties style:use-window-font-color="true" style:text-underline-style="solid" style:text-underline-width="auto" style:text-underline-color="font-color" fo:background-color="#ffffcc" loext:char-shading-value="0"/>
    </style:style>
    <style:style style:name="T73" style:family="text">
      <style:text-properties style:use-window-font-color="true" style:text-underline-style="none" fo:background-color="#ffffcc" loext:char-shading-value="0"/>
    </style:style>
    <style:style style:name="T74" style:family="text">
      <style:text-properties style:use-window-font-color="true" style:text-underline-style="none" officeooo:rsid="010135ac" fo:background-color="#ffffcc" loext:char-shading-value="0"/>
    </style:style>
    <style:style style:name="T75" style:family="text">
      <style:text-properties style:use-window-font-color="true" style:text-underline-style="none" fo:font-weight="bold" fo:background-color="#ffd320" loext:char-shading-value="0" style:font-weight-asian="bold" style:font-weight-complex="bold"/>
    </style:style>
    <style:style style:name="T76" style:family="text">
      <style:text-properties style:use-window-font-color="true" style:text-underline-style="none" fo:font-weight="normal" fo:background-color="transparent" loext:char-shading-value="0" style:font-weight-asian="normal" style:font-weight-complex="normal"/>
    </style:style>
    <style:style style:name="T77" style:family="text">
      <style:text-properties style:use-window-font-color="true" officeooo:rsid="003d01b0"/>
    </style:style>
    <style:style style:name="T78" style:family="text">
      <style:text-properties fo:color="#666666"/>
    </style:style>
    <style:style style:name="T79" style:family="text">
      <style:text-properties fo:color="#666666" style:font-name="Linux Libertine"/>
    </style:style>
    <style:style style:name="T80" style:family="text">
      <style:text-properties fo:color="#666666" style:font-name="Linux Libertine" style:text-underline-style="solid" style:text-underline-width="auto" style:text-underline-color="font-color"/>
    </style:style>
    <style:style style:name="T81" style:family="text">
      <style:text-properties fo:color="#666666" style:font-name="Linux Libertine" officeooo:rsid="008c957a"/>
    </style:style>
    <style:style style:name="T82" style:family="text">
      <style:text-properties fo:color="#666666" style:font-name="Linux Libertine" style:text-underline-style="none"/>
    </style:style>
    <style:style style:name="T83" style:family="text">
      <style:text-properties fo:color="#666666" fo:font-weight="normal" style:font-weight-asian="normal" style:font-weight-complex="normal"/>
    </style:style>
    <style:style style:name="T84" style:family="text">
      <style:text-properties fo:color="#666666" fo:background-color="transparent" loext:char-shading-value="0"/>
    </style:style>
    <style:style style:name="T85" style:family="text">
      <style:text-properties fo:color="#666666" fo:background-color="#ffffcc" loext:char-shading-value="0"/>
    </style:style>
    <style:style style:name="T86" style:family="text">
      <style:text-properties fo:color="#999999" style:font-name="Linux Libertine" officeooo:rsid="004f3485"/>
    </style:style>
    <style:style style:name="T87" style:family="text">
      <style:text-properties fo:color="#999999" style:font-name="Linux Libertine" fo:font-weight="normal" officeooo:rsid="004f3485" style:font-weight-asian="normal" style:font-weight-complex="normal"/>
    </style:style>
    <style:style style:name="T88" style:family="text">
      <style:text-properties fo:color="#198a8a"/>
    </style:style>
    <style:style style:name="T89" style:family="text">
      <style:text-properties fo:color="#198a8a" style:font-name="Linux Libertine" fo:background-color="#ffffcc" loext:char-shading-value="0"/>
    </style:style>
    <style:style style:name="T90" style:family="text">
      <style:text-properties fo:color="#198a8a" fo:background-color="#ffffcc" loext:char-shading-value="0"/>
    </style:style>
    <style:style style:name="T91" style:family="text">
      <style:text-properties fo:font-style="italic" fo:font-weight="bold" style:font-style-asian="italic" style:font-weight-asian="bold" style:font-style-complex="italic" style:font-weight-complex="bold"/>
    </style:style>
    <style:style style:name="T92" style:family="text">
      <style:text-properties fo:font-style="italic" style:text-underline-style="none" fo:font-weight="bold" style:font-style-asian="italic" style:font-weight-asian="bold" style:font-style-complex="italic" style:font-weight-complex="bold"/>
    </style:style>
    <style:style style:name="T93" style:family="text">
      <style:text-properties fo:font-style="italic" style:font-style-asian="italic" style:font-style-complex="italic"/>
    </style:style>
    <style:style style:name="T94" style:family="text">
      <style:text-properties fo:font-style="italic" officeooo:rsid="00f79ef7" style:font-style-asian="italic" style:font-style-complex="italic"/>
    </style:style>
    <style:style style:name="T95" style:family="text">
      <style:text-properties fo:font-style="italic" style:text-underline-style="solid" style:text-underline-width="auto" style:text-underline-color="font-color" officeooo:rsid="00f79ef7" fo:background-color="#ffffcc" loext:char-shading-value="0" style:font-style-asian="italic" style:font-style-complex="italic"/>
    </style:style>
    <style:style style:name="T96" style:family="text">
      <style:text-properties fo:color="#355e00"/>
    </style:style>
    <style:style style:name="T97" style:family="text">
      <style:text-properties fo:color="#355e00" fo:font-style="normal" fo:font-weight="normal" style:font-style-asian="normal" style:font-weight-asian="normal" style:font-style-complex="normal" style:font-weight-complex="normal"/>
    </style:style>
    <style:style style:name="T98" style:family="text">
      <style:text-properties fo:color="#00ae00"/>
    </style:style>
    <style:style style:name="T99" style:family="text">
      <style:text-properties fo:color="#00ae00" fo:font-weight="bold" style:font-weight-asian="bold" style:font-weight-complex="bold"/>
    </style:style>
    <style:style style:name="T100" style:family="text">
      <style:text-properties fo:color="#00ae00" fo:font-weight="bold" officeooo:rsid="00d32f6a" style:font-weight-asian="bold" style:font-weight-complex="bold"/>
    </style:style>
    <style:style style:name="T101" style:family="text">
      <style:text-properties fo:color="#00ae00" fo:font-weight="bold" officeooo:rsid="0129edef" style:font-weight-asian="bold" style:font-weight-complex="bold"/>
    </style:style>
    <style:style style:name="T102" style:family="text">
      <style:text-properties fo:color="#00ae00" fo:font-weight="bold" officeooo:rsid="0076e726" style:font-weight-asian="bold" style:font-weight-complex="bold"/>
    </style:style>
    <style:style style:name="T103" style:family="text">
      <style:text-properties fo:color="#00ae00" fo:font-weight="normal" style:font-weight-asian="normal" style:font-weight-complex="normal"/>
    </style:style>
    <style:style style:name="T104" style:family="text">
      <style:text-properties fo:color="#00ae00" fo:font-weight="normal" officeooo:rsid="007275a5" style:font-weight-asian="normal" style:font-weight-complex="normal"/>
    </style:style>
    <style:style style:name="T105" style:family="text">
      <style:text-properties fo:color="#00ae00" fo:font-weight="normal" officeooo:rsid="007821e4" style:font-weight-asian="normal" style:font-weight-complex="normal"/>
    </style:style>
    <style:style style:name="T106" style:family="text">
      <style:text-properties fo:color="#00ae00" style:font-name="Linux Libertine" fo:font-weight="bold" style:font-weight-asian="bold" style:font-weight-complex="bold"/>
    </style:style>
    <style:style style:name="T107" style:family="text">
      <style:text-properties fo:color="#00ae00" style:font-name="Linux Libertine" fo:font-weight="bold" officeooo:rsid="006f97de" style:font-weight-asian="bold" style:font-weight-complex="bold"/>
    </style:style>
    <style:style style:name="T108" style:family="text">
      <style:text-properties fo:color="#00ae00" style:font-name="Linux Libertine" fo:font-weight="bold" officeooo:rsid="00d32f6a" style:font-weight-asian="bold" style:font-weight-complex="bold"/>
    </style:style>
    <style:style style:name="T109" style:family="text">
      <style:text-properties fo:color="#00ae00" style:font-name="Linux Libertine" fo:font-weight="bold" fo:background-color="#ffd320" loext:char-shading-value="0" style:font-weight-asian="bold" style:font-weight-complex="bold"/>
    </style:style>
    <style:style style:name="T110" style:family="text">
      <style:text-properties fo:color="#00ae00" style:font-name="Linux Libertine" fo:font-weight="bold" officeooo:rsid="004cdc75" fo:background-color="#ffd320" loext:char-shading-value="0" style:font-weight-asian="bold" style:font-weight-complex="bold"/>
    </style:style>
    <style:style style:name="T111" style:family="text">
      <style:text-properties fo:color="#00ae00" style:font-name="Linux Libertine" style:text-underline-style="none" fo:font-weight="bold" fo:background-color="#ffffcc" loext:char-shading-value="0" style:font-weight-asian="bold" style:font-weight-complex="bold"/>
    </style:style>
    <style:style style:name="T112" style:family="text">
      <style:text-properties fo:color="#00ae00" style:font-name="Linux Libertine" style:text-underline-style="none" fo:font-weight="bold" officeooo:rsid="007a0313" fo:background-color="#ffffcc" loext:char-shading-value="0" style:font-weight-asian="bold" style:font-weight-complex="bold"/>
    </style:style>
    <style:style style:name="T113" style:family="text">
      <style:text-properties fo:color="#00ae00" style:font-name="Linux Libertine" style:text-underline-style="none" fo:background-color="#ffffcc" loext:char-shading-value="0"/>
    </style:style>
    <style:style style:name="T114" style:family="text">
      <style:text-properties fo:color="#00ae00" officeooo:rsid="007fbf4d"/>
    </style:style>
    <style:style style:name="T115" style:family="text">
      <style:text-properties fo:font-size="20pt" style:font-size-asian="20pt" style:font-size-complex="20pt"/>
    </style:style>
    <style:style style:name="T116" style:family="text">
      <style:text-properties officeooo:rsid="0089fbda"/>
    </style:style>
    <style:style style:name="T117" style:family="text">
      <style:text-properties fo:color="#2323dc"/>
    </style:style>
    <style:style style:name="T118" style:family="text">
      <style:text-properties fo:color="#2323dc" officeooo:rsid="003d01b0"/>
    </style:style>
    <style:style style:name="T119" style:family="text">
      <style:text-properties fo:color="#2323dc" officeooo:rsid="0111f6a6"/>
    </style:style>
    <style:style style:name="T120" style:family="text">
      <style:text-properties fo:color="#b84700"/>
    </style:style>
    <style:style style:name="T121" style:family="text">
      <style:text-properties fo:color="#dc2300"/>
    </style:style>
    <style:style style:name="T122" style:family="text">
      <style:text-properties fo:color="#dc2300" fo:font-weight="bold" style:font-weight-asian="bold" style:font-weight-complex="bold"/>
    </style:style>
    <style:style style:name="T123" style:family="text">
      <style:text-properties fo:color="#dc2300" fo:font-weight="bold" fo:background-color="#ffffcc" loext:char-shading-value="0" style:font-weight-asian="bold" style:font-weight-complex="bold"/>
    </style:style>
    <style:style style:name="T124" style:family="text">
      <style:text-properties fo:color="#dc2300" fo:font-weight="bold" officeooo:rsid="00d97532" fo:background-color="#ffffcc" loext:char-shading-value="0" style:font-weight-asian="bold" style:font-weight-complex="bold"/>
    </style:style>
    <style:style style:name="T125" style:family="text">
      <style:text-properties fo:color="#dc2300" officeooo:rsid="0035f7a9"/>
    </style:style>
    <style:style style:name="T126" style:family="text">
      <style:text-properties fo:color="#dc2300" fo:font-weight="normal" style:font-weight-asian="normal" style:font-weight-complex="normal"/>
    </style:style>
    <style:style style:name="T127" style:family="text">
      <style:text-properties fo:color="#dc2300" fo:font-weight="normal" officeooo:rsid="007275a5" style:font-weight-asian="normal" style:font-weight-complex="normal"/>
    </style:style>
    <style:style style:name="T128" style:family="text">
      <style:text-properties fo:color="#dc2300" fo:font-weight="normal" officeooo:rsid="0075716a" style:font-weight-asian="normal" style:font-weight-complex="normal"/>
    </style:style>
    <style:style style:name="T129" style:family="text">
      <style:text-properties fo:color="#dc2300" style:font-name="Linux Libertine"/>
    </style:style>
    <style:style style:name="T130" style:family="text">
      <style:text-properties fo:color="#dc2300" style:font-name="Linux Libertine" fo:font-weight="bold" style:font-weight-asian="bold" style:font-weight-complex="bold"/>
    </style:style>
    <style:style style:name="T131" style:family="text">
      <style:text-properties fo:color="#dc2300" style:font-name="Linux Libertine" fo:font-weight="bold" officeooo:rsid="006f97de" style:font-weight-asian="bold" style:font-weight-complex="bold"/>
    </style:style>
    <style:style style:name="T132" style:family="text">
      <style:text-properties fo:color="#dc2300" style:font-name="Linux Libertine" fo:background-color="#ffffcc" loext:char-shading-value="0"/>
    </style:style>
    <style:style style:name="T133" style:family="text">
      <style:text-properties fo:color="#dc2300" officeooo:rsid="0077fe13"/>
    </style:style>
    <style:style style:name="T134" style:family="text">
      <style:text-properties fo:color="#dc2300" officeooo:rsid="00755dbb"/>
    </style:style>
    <style:style style:name="T135" style:family="text">
      <style:text-properties fo:color="#dc2300" fo:background-color="#ffffcc" loext:char-shading-value="0"/>
    </style:style>
    <style:style style:name="T136" style:family="text">
      <style:text-properties fo:color="#dc2300" fo:font-size="18pt" fo:font-weight="bold" officeooo:rsid="00692eb8" fo:background-color="transparent" loext:char-shading-value="0" style:font-size-asian="18pt" style:font-size-complex="18pt"/>
    </style:style>
    <style:style style:name="T137" style:family="text">
      <style:text-properties fo:color="#dc2300" fo:font-size="18pt" fo:font-weight="bold" officeooo:rsid="00e67a5e" fo:background-color="transparent" loext:char-shading-value="0" style:font-size-asian="18pt" style:font-size-complex="18pt"/>
    </style:style>
    <style:style style:name="T138" style:family="text">
      <style:text-properties fo:color="#dc2300" officeooo:rsid="003d01b0"/>
    </style:style>
    <style:style style:name="T139" style:family="text">
      <style:text-properties fo:color="#dc2300" officeooo:rsid="0111f6a6"/>
    </style:style>
    <style:style style:name="T140" style:family="text">
      <style:text-properties fo:color="#663300"/>
    </style:style>
    <style:style style:name="T141" style:family="text">
      <style:text-properties fo:color="#663300" fo:font-size="20pt" style:font-size-asian="20pt" style:font-size-complex="20pt"/>
    </style:style>
    <style:style style:name="T142" style:family="text">
      <style:text-properties fo:color="#663300" style:font-name="Linux Libertine"/>
    </style:style>
    <style:style style:name="T143" style:family="text">
      <style:text-properties fo:color="#663300" style:font-name="Linux Libertine" fo:font-weight="bold" fo:background-color="transparent" loext:char-shading-value="0" style:font-weight-asian="bold" style:font-weight-complex="bold"/>
    </style:style>
    <style:style style:name="T144" style:family="text">
      <style:text-properties fo:color="#663300" style:font-name="Linux Libertine" style:text-underline-style="solid" style:text-underline-width="auto" style:text-underline-color="font-color" officeooo:rsid="0114210b"/>
    </style:style>
    <style:style style:name="T145" style:family="text">
      <style:text-properties fo:color="#663300" style:font-name="Linux Libertine" officeooo:rsid="00aae0ab"/>
    </style:style>
    <style:style style:name="T146" style:family="text">
      <style:text-properties fo:color="#663300" fo:font-weight="normal" fo:background-color="transparent" loext:char-shading-value="0" style:font-weight-asian="normal" style:font-weight-complex="normal"/>
    </style:style>
    <style:style style:name="T147" style:family="text">
      <style:text-properties fo:color="#663300" fo:font-weight="normal" style:font-weight-asian="normal" style:font-weight-complex="normal"/>
    </style:style>
    <style:style style:name="T148" style:family="text">
      <style:text-properties fo:color="#663300" officeooo:rsid="006cdb8e"/>
    </style:style>
    <style:style style:name="T149" style:family="text">
      <style:text-properties fo:color="#663300" fo:font-style="normal" fo:font-weight="normal" style:font-style-asian="normal" style:font-weight-asian="normal" style:font-style-complex="normal" style:font-weight-complex="normal"/>
    </style:style>
    <style:style style:name="T150" style:family="text">
      <style:text-properties fo:color="#663300" officeooo:rsid="00af780d"/>
    </style:style>
    <style:style style:name="T151" style:family="text">
      <style:text-properties fo:color="#663300" fo:background-color="#ffffcc" loext:char-shading-value="0"/>
    </style:style>
    <style:style style:name="T152" style:family="text">
      <style:text-properties fo:color="#663300" officeooo:rsid="00af780d" fo:background-color="#ffffcc" loext:char-shading-value="0"/>
    </style:style>
    <style:style style:name="T153" style:family="text">
      <style:text-properties fo:color="#0093d9"/>
    </style:style>
    <style:style style:name="T154" style:family="text">
      <style:text-properties fo:color="#5e11a6"/>
    </style:style>
    <style:style style:name="T155" style:family="text">
      <style:text-properties fo:color="#5e11a6" fo:font-weight="normal" style:font-weight-asian="normal" style:font-weight-complex="normal"/>
    </style:style>
    <style:style style:name="T156" style:family="text">
      <style:text-properties fo:color="#5e11a6" style:font-name="Linux Libertine"/>
    </style:style>
    <style:style style:name="T157" style:family="text">
      <style:text-properties fo:color="#5e11a6" style:font-name="Linux Libertine" fo:background-color="#ffffcc" loext:char-shading-value="0"/>
    </style:style>
    <style:style style:name="T158" style:family="text">
      <style:text-properties fo:color="#5e11a6" style:font-name="Linux Libertine" fo:font-weight="normal" style:font-weight-asian="normal" style:font-weight-complex="normal"/>
    </style:style>
    <style:style style:name="T159" style:family="text">
      <style:text-properties fo:color="#5e11a6" style:text-underline-style="solid" style:text-underline-width="auto" style:text-underline-color="font-color" fo:font-weight="bold" fo:background-color="#ffffcc" loext:char-shading-value="0" style:font-weight-asian="bold" style:font-weight-complex="bold"/>
    </style:style>
    <style:style style:name="T160" style:family="text">
      <style:text-properties fo:color="#5e11a6" fo:background-color="#ffffcc" loext:char-shading-value="0"/>
    </style:style>
    <style:style style:name="T161" style:family="text">
      <style:text-properties officeooo:rsid="00e67a5e"/>
    </style:style>
    <style:style style:name="T162" style:family="text">
      <style:text-properties fo:background-color="#ffffcc" loext:char-shading-value="0"/>
    </style:style>
    <style:style style:name="T163" style:family="text">
      <style:text-properties fo:color="#006b6b"/>
    </style:style>
    <style:style style:name="T164" style:family="text">
      <style:text-properties fo:color="#006b6b" style:font-name="Linux Libertine"/>
    </style:style>
    <style:style style:name="T165" style:family="text">
      <style:text-properties fo:color="#006b6b" style:font-name="Linux Libertine" fo:font-weight="bold" style:font-weight-asian="bold" style:font-weight-complex="bold"/>
    </style:style>
    <style:style style:name="T166" style:family="text">
      <style:text-properties fo:color="#006b6b" style:font-name="Linux Libertine" style:text-underline-style="solid" style:text-underline-width="auto" style:text-underline-color="font-color" fo:font-weight="bold" style:font-weight-asian="bold" style:font-weight-complex="bold"/>
    </style:style>
    <style:style style:name="T167" style:family="text">
      <style:text-properties fo:color="#006b6b" style:font-name="Linux Libertine" fo:font-weight="normal" fo:background-color="transparent" loext:char-shading-value="0" style:font-weight-asian="normal" style:font-weight-complex="normal"/>
    </style:style>
    <style:style style:name="T168" style:family="text">
      <style:text-properties fo:color="#006b6b" fo:font-weight="bold" style:font-weight-asian="bold" style:font-weight-complex="bold"/>
    </style:style>
    <style:style style:name="T169" style:family="text">
      <style:text-properties fo:color="#006b6b" officeooo:rsid="00647ae6"/>
    </style:style>
    <style:style style:name="T170" style:family="text">
      <style:text-properties officeooo:rsid="00647ae6"/>
    </style:style>
    <style:style style:name="T171" style:family="text">
      <style:text-properties fo:color="#c5000b"/>
    </style:style>
    <style:style style:name="T172" style:family="text">
      <style:text-properties fo:color="#c5000b" officeooo:rsid="013735bf"/>
    </style:style>
    <style:style style:name="T173" style:family="text">
      <style:text-properties officeooo:rsid="0120d14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51cm" fo:text-indent="-0.635cm" fo:margin-left="1.25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886cm" fo:text-indent="-0.635cm" fo:margin-left="1.88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text:start-value="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text:start-value="1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text:start-value="1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text:start-value="1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text:start-value="1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text:start-value="1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text:start-value="1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style:num-suffix="." style:num-format="1" text:start-value="1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3" text:outline-level="2"><text:bookmark-start text:name="__DdeLink__2363_463022466"/>Discourse on the <text:span text:style-name="T125">4</text:span><text:span text:style-name="T121"> Establishments of Mindfulness</text:span></text:h>
      <text:p text:style-name="P1"><text:span text:style-name="T93">I heard these words of the Buddha one time when he was living at Kammassadhamma, a market town of the Kuru people. The Buddha addressed the bhikkhus: </text:span>O bhikkhus.</text:p>
      <text:p text:style-name="P1"><text:span text:style-name="T93">And the bhikkhus replied:</text:span> Venerable Lord.</text:p>
      <text:p text:style-name="P1"><text:span text:style-name="T93">The Buddha said:</text:span> Bhikkhus, there is a most wonderful way to help living beings realize purification, overcome directly grief and sorrow, end pain and anxiety, travel the right path, and realize nirvana. This way is the <text:span text:style-name="T125">4</text:span><text:span text:style-name="T121"> Establishments of Mindfulness</text:span>.</text:p>
      <text:p text:style-name="P14">What are the <text:span text:style-name="T125">4</text:span><text:span text:style-name="T121"> Establishments</text:span>?</text:p>
      <text:list xml:id="list5734245772509177155" text:style-name="L1">
        <text:list-item>
          <text:p text:style-name="P59"><text:span text:style-name="T47">Bhikkhus, a</text:span><text:span text:style-name="T154"> practitioner remains established in the observation of the</text:span> <text:span text:style-name="T122">body</text:span><text:span text:style-name="T1"> </text:span><text:span text:style-name="T155">in the</text:span><text:span text:style-name="T10"> </text:span><text:span text:style-name="T122">body</text:span>, <text:bookmark-start text:name="__DdeLink__2400_38307164"/><text:span text:style-name="T154">diligent, with clear understanding, mindful, having abandoned every craving and every distaste for this life.</text:span><text:bookmark-end text:name="__DdeLink__2400_38307164"/></text:p>
        </text:list-item>
        <text:list-item>
          <text:p text:style-name="P60"><text:span text:style-name="T71">...</text:span><text:span text:style-name="T68"> </text:span><text:span text:style-name="T123">feelings</text:span><text:span text:style-name="T60"> </text:span><text:span text:style-name="T71">...</text:span></text:p>
        </text:list-item>
        <text:list-item>
          <text:p text:style-name="P60"><text:span text:style-name="T159">...</text:span><text:span text:style-name="T160"> </text:span><text:span text:style-name="T123">mind </text:span><text:span text:style-name="T124">(mental formations)</text:span><text:span text:style-name="T68"> </text:span><text:span text:style-name="T71">...</text:span></text:p>
        </text:list-item>
        <text:list-item>
          <text:p text:style-name="P60"><text:span text:style-name="T71">...</text:span><text:span text:style-name="T68"> </text:span><text:span text:style-name="T123">objects of mind </text:span><text:span text:style-name="T124">(perceptions)</text:span><text:span text:style-name="T60"> </text:span><text:span text:style-name="T71">...</text:span></text:p>
        </text:list-item>
      </text:list>
      <text:p text:style-name="P30"><text:span text:style-name="T136">1. </text:span><text:span text:style-name="T137">Body</text:span></text:p>
      <text:p text:style-name="P22"><text:span text:style-name="T47">And how does a</text:span> <text:span text:style-name="T154">practitioner remain established in the observation of the</text:span> <text:span text:style-name="T1">body</text:span> <text:span text:style-name="T47">in the</text:span> <text:span text:style-name="T1">body</text:span><text:span text:style-name="T47">?</text:span></text:p>
      <text:p text:style-name="P8">She goes to the forest, to the foot of a tree, or to an empty room, sits down cross-legged in the lotus position, holds her body straight, and establishes mindfulness in front of her.</text:p>
      <text:list xml:id="list4317660496486375680" text:style-name="L2">
        <text:list-item>
          <text:p text:style-name="P68"><text:span text:style-name="T140">She </text:span><text:span text:style-name="T146">breathes</text:span><text:span text:style-name="T140"> in/</text:span><text:span text:style-name="T150">out</text:span><text:span text:style-name="T140">,</text:span><text:span text:style-name="T78"> </text:span>aware that <text:span text:style-name="T140">she is breathing in/</text:span><text:span text:style-name="T150">out</text:span>.</text:p>
        </text:list-item>
        <text:list-item>
          <text:p text:style-name="P69"><text:span text:style-name="T140">When she breathes in/</text:span><text:span text:style-name="T150">out</text:span><text:span text:style-name="T140"> </text:span>a long breath, she knows, ‘<text:span text:style-name="T140">I am breathing in/</text:span><text:span text:style-name="T150">out</text:span> a long breath.’</text:p>
        </text:list-item>
        <text:list-item>
          <text:p text:style-name="P69"><text:span text:style-name="T140">When she breathes in/</text:span><text:span text:style-name="T150">out</text:span><text:span text:style-name="T78"> </text:span>a short breath, she knows, ‘<text:span text:style-name="T140">I am breathing in/</text:span><text:span text:style-name="T150">out</text:span> a short breath.’</text:p>
        </text:list-item>
      </text:list>
      <text:p text:style-name="P13">She uses the following practice:</text:p>
      <text:list xml:id="list5646797069084858177" text:style-name="L3">
        <text:list-item>
          <text:p text:style-name="P70"><text:span text:style-name="T140">Breathing in/</text:span><text:span text:style-name="T150">out</text:span><text:span text:style-name="T140">,</text:span><text:span text:style-name="T78"> </text:span>I am aware of my whole body.</text:p>
        </text:list-item>
        <text:list-item>
          <text:p text:style-name="P71"><text:span text:style-name="T151">Breathing in/</text:span><text:span text:style-name="T152">out</text:span><text:span text:style-name="T151">,</text:span><text:span text:style-name="T85"> </text:span><text:span text:style-name="T162">I calm my body.</text:span></text:p>
        </text:list-item>
      </text:list>
      <text:p text:style-name="P9">Just as a skilled potter knows</text:p>
      <text:list xml:id="list1873439027798343999" text:style-name="L4">
        <text:list-item>
          <text:p text:style-name="P72">when he makes a long turn on the wheel, ‘I am making a long turn,’</text:p>
        </text:list-item>
        <text:list-item>
          <text:p text:style-name="P72">and knows when he makes a short turn, ‘I am making a short turn,’</text:p>
        </text:list-item>
      </text:list>
      <text:p text:style-name="P26"><text:span text:style-name="T23">so </text:span><text:span text:style-name="T36">[does]</text:span><text:span text:style-name="T43"> </text:span><text:span text:style-name="T23">a practitioner: </text:span><text:span text:style-name="T144">When</text:span><text:span text:style-name="T33"> </text:span><text:span text:style-name="T32">...</text:span></text:p>
      <text:p text:style-name="P41"/>
      <text:p text:style-name="P4">Moreover,</text:p>
      <text:list xml:id="list2593587306816444553" text:style-name="L5">
        <text:list-item>
          <text:p text:style-name="P93"><text:span text:style-name="T23">when a practitioner </text:span><text:span text:style-name="T28">walks</text:span><text:span text:style-name="T23">,</text:span><text:span text:style-name="T142"> he is aware,</text:span><text:span text:style-name="T23"> ‘I am walking.’</text:span></text:p>
        </text:list-item>
        <text:list-item>
          <text:p text:style-name="P93"><text:span text:style-name="T23">When he is </text:span><text:span text:style-name="T24">standing</text:span><text:span text:style-name="T23">, </text:span><text:span text:style-name="T142">he is aware,</text:span><text:span text:style-name="T23"> ‘I am standing.’</text:span></text:p>
        </text:list-item>
        <text:list-item>
          <text:p text:style-name="P93"><text:span text:style-name="T23">When he is </text:span><text:span text:style-name="T24">sitting</text:span><text:span text:style-name="T23">, </text:span><text:span text:style-name="T142">he is aware,</text:span><text:span text:style-name="T23"> ‘I am sitting.’</text:span></text:p>
        </text:list-item>
        <text:list-item>
          <text:p text:style-name="P93"><text:span text:style-name="T23">When he is </text:span><text:span text:style-name="T24">lying down</text:span><text:span text:style-name="T23">, </text:span><text:span text:style-name="T142">he is aware,</text:span><text:span text:style-name="T23"> ‘I am lying down.’</text:span></text:p>
        </text:list-item>
      </text:list>
      <text:p text:style-name="P20"><text:span text:style-name="T23">In </text:span><text:span text:style-name="T29">whatever position his body</text:span><text:span text:style-name="T23"> happens to be, </text:span><text:span text:style-name="T142">he is aware</text:span><text:span text:style-name="T23"> of the position of his body.</text:span></text:p>
      <text:p text:style-name="P6">Moreover,</text:p>
      <text:list xml:id="list4325175804249759680" text:style-name="L6">
        <text:list-item>
          <text:p text:style-name="P94"><text:span text:style-name="T23">when the practitioner is </text:span><text:span text:style-name="T37">going</text:span><text:span text:style-name="T23"> forward or backward, </text:span><text:span text:style-name="T142">he applies full awareness to</text:span><text:span text:style-name="T23"> his going forward or backward.</text:span></text:p>
        </text:list-item>
        <text:list-item>
          <text:p text:style-name="P94"><text:span text:style-name="T23">When he looks in front or looks behind, bends down or stands up, </text:span><text:span text:style-name="T142">he also applies full awareness to</text:span><text:span text:style-name="T23"> what he is doing.</text:span></text:p>
        </text:list-item>
        <text:list-item>
          <text:p text:style-name="P94"><text:span text:style-name="T142">He applies full awareness to</text:span><text:span text:style-name="T23"> wearing the sanghati robe or carrying the alms bowl.</text:span></text:p>
        </text:list-item>
        <text:list-item>
          <text:p text:style-name="P94"><text:span text:style-name="T23">When he eats or drinks, chews, or savors the food, </text:span><text:span text:style-name="T142">he applies full awareness to</text:span><text:span text:style-name="T23"> all this.</text:span></text:p>
        </text:list-item>
        <text:list-item>
          <text:p text:style-name="P94"><text:span text:style-name="T23">When passing excrement or urinating, </text:span><text:span text:style-name="T142">he applies full awareness to</text:span><text:span text:style-name="T23"> this.</text:span></text:p>
        </text:list-item>
        <text:list-item>
          <text:p text:style-name="P94"><text:span text:style-name="T23">When he walks, stands, lies down, sits, sleeps or wakes up, speaks or is silent, </text:span><text:span text:style-name="T142">he shines his awareness on</text:span><text:span text:style-name="T23"> all this.</text:span></text:p>
        </text:list-item>
      </text:list>
      <text:p text:style-name="P40"/>
      <text:p text:style-name="P7">Further, the practitioner <text:span text:style-name="T2">meditates on her very own body</text:span> <text:span text:style-name="T22">from the soles of the feet upwards and then from the hair on top of the head downwards, a body contained inside the skin and full of all the impurities which belong to the body:</text:span></text:p>
      <text:p text:style-name="P50">‘Here is the hair of the head, the hairs on the body, the nails, teeth, skin, flesh, sinews, bones, bone marrow, kidneys, heart, liver, diaphragm, spleen, lungs, intestines, bowels, <text:soft-page-break/>excrement, bile, phlegm, pus, blood, sweat, fat, tears, grease, saliva, mucus, synovial fluid, urine.’</text:p>
      <text:p text:style-name="P7">Bhikkhus, imagine a sack which can be opened at both ends, containing a <text:span text:style-name="T10">variety of grains</text:span> — <text:span text:style-name="T15">brown rice, wild rice, mung beans, kidney beans, sesame, white rice.</text:span> When someone with good eyesight opens the bags, he will review it like this: ‘<text:span text:style-name="T15">This is brown rice, this is wild rice, these are mung beans, these are kidney beans, these are sesame seeds, this is white rice.</text:span>’ Just so the practitioner passes in <text:span text:style-name="T13">review the whole of his body</text:span> <text:span text:style-name="T19">from </text:span><text:span text:style-name="T71">...</text:span></text:p>
      <text:p text:style-name="P55"/>
      <text:p text:style-name="P23"><text:span text:style-name="T23">Further, in whichever position her body happens to be, </text:span><text:span text:style-name="T52">the practitioner passes in review the </text:span><text:span text:style-name="T50">elements which constitute the body</text:span><text:span text:style-name="T52">: ‘In this body is the </text:span><text:span text:style-name="T51">earth</text:span><text:span text:style-name="T52">, </text:span><text:span text:style-name="T51">water,</text:span><text:span text:style-name="T52"> </text:span><text:span text:style-name="T51">fire</text:span><text:span text:style-name="T52"> and the </text:span><text:span text:style-name="T51">air</text:span><text:span text:style-name="T52"> element.’</text:span></text:p>
      <text:p text:style-name="P17">As a skilled butcher or an apprentice butcher, having killed a cow, might sit at the crossroads to divide the cow into many parts, <text:span text:style-name="T94">[just so does </text:span><text:span text:style-name="T95">the practioner]</text:span><text:span text:style-name="T20"> </text:span><text:span text:style-name="T21">...</text:span></text:p>
      <text:p text:style-name="P56"/>
      <text:p text:style-name="P17"><text:span text:style-name="T73">Further, the practitioner </text:span><text:span text:style-name="T75">compares his own body with a corpse</text:span><text:span text:style-name="T73"> which he visualizes thrown onto a charnel ground</text:span><text:span text:style-name="T47"> an</text:span>d lying there for one, two, or three days — bloated, blue in color, and festering, <text:span text:style-name="T73">and he observe</text:span><text:span text:style-name="T74">s:</text:span><text:span text:style-name="T73"> ‘This body of mine is of the same nature. It will end up in the same way; there is no way it can avoid that state.’</text:span></text:p>
      <text:p text:style-name="P1"><text:span text:style-name="T72">Further, </text:span><text:span text:style-name="T71">...</text:span><text:span text:style-name="T47">, pecked </text:span>at by crows, eaten by hawks, vultures, and jackals, and infested with maggots and worms, <text:span text:style-name="T72">and he observes: </text:span><text:span text:style-name="T71">...</text:span></text:p>
      <text:p text:style-name="P12"><text:span text:style-name="T72">Further, </text:span><text:span text:style-name="T71">...</text:span><text:span text:style-name="T47">, it is ju</text:span>st a skeleton with a little flesh and blood sticking to it, and the bones are held together by the ligaments.</text:p>
      <text:p text:style-name="P12"><text:span text:style-name="T72">Further, </text:span><text:span text:style-name="T71">...</text:span><text:span text:style-name="T47">, it is j</text:span>ust a skeleton, no longer adhered to by any flesh, but still smeared by a little blood, the bones still held together by the ligaments.</text:p>
      <text:p text:style-name="P12"><text:span text:style-name="T72">Further, </text:span><text:span text:style-name="T71">...</text:span><text:span text:style-name="T47">, it is jus</text:span>t a skeleton, no longer adhered to by any flesh nor smeared by any blood, but the bones are still held together by the ligaments.</text:p>
      <text:p text:style-name="P12"><text:span text:style-name="T72">Further, </text:span><text:span text:style-name="T71">...</text:span><text:span text:style-name="T47">; all th</text:span>at is left is a collection of bones scattered here and there; in one place a hand bone, in another a shin bone, a thigh bone, a pelvis, a spinal column, a skull.</text:p>
      <text:p text:style-name="P12"><text:span text:style-name="T72">Further, </text:span><text:span text:style-name="T71">...</text:span><text:span text:style-name="T47">; all tha</text:span>t is left is a collection of bleached bones, the color of shells.</text:p>
      <text:p text:style-name="P12"><text:span text:style-name="T72">Further, </text:span><text:span text:style-name="T71">...</text:span><text:span text:style-name="T47">; it ha</text:span>s been lying there for more than one year and all that is left is a collection of dried bones.</text:p>
      <text:p text:style-name="P12"><text:span text:style-name="T72">Further, </text:span><text:span text:style-name="T71">...</text:span><text:span text:style-name="T47">; all th</text:span>at is left is the dust which comes from the rotted bones,<text:span text:style-name="T9"> </text:span><text:span text:style-name="T72">and he observes: </text:span><text:span text:style-name="T71">...</text:span></text:p>
      <text:p text:style-name="P57"/>
      <text:p text:style-name="P21">This is how the <text:span text:style-name="T154">practitioner remains established in the observation of the</text:span> <text:span text:style-name="T1">body</text:span><text:span text:style-name="T10"> in the </text:span><text:span text:style-name="T1">body</text:span>, observation of the <text:span text:style-name="T1">body</text:span> from within or from without, or both from within or from without. <text:span text:style-name="T154">He remains established in the observation of the</text:span> process of coming-to-be in the <text:span text:style-name="T1">body</text:span> or the process of dissolution in the <text:span text:style-name="T1">body</text:span> or both in the process of coming-to-be and the process of dissolution. <text:soft-page-break/>Or he is mindful of the fact, ‘There is a <text:span text:style-name="T1">body</text:span> here,’ until understanding and full awareness come about. <text:span text:style-name="T154">He remains established in the observation</text:span>, free, not caught in any worldly consideration. That is how to practice observation of the <text:span text:style-name="T1">body</text:span><text:span text:style-name="T10"> in the </text:span><text:span text:style-name="T1">body</text:span>, O bhikkhus.</text:p>
      <text:p text:style-name="P27">2. <text:span text:style-name="T161">Feelings</text:span></text:p>
      <text:p text:style-name="P22"><text:span text:style-name="T47">Bhikkhus, how does a </text:span><text:span text:style-name="T154">practitioner remain established in the observation of the</text:span> <text:span text:style-name="T1">feelings</text:span><text:span text:style-name="T47"> in the</text:span> <text:span text:style-name="T1">feelings</text:span><text:span text:style-name="T47">?</text:span></text:p>
      <text:p text:style-name="P51">Whenever the practitioner has a <text:span text:style-name="T1">pleasant</text:span> <text:span text:style-name="T121">feeling</text:span>, she is aware, ‘I am experiencing a <text:span text:style-name="T1">pleasant</text:span> <text:span text:style-name="T121">feeling</text:span>.’</text:p>
      <text:p text:style-name="P11">The practitioner practices like this for all the <text:span text:style-name="T121">feelings</text:span>, whether they are</text:p>
      <text:list xml:id="list8365177477360062648" text:style-name="L7">
        <text:list-item>
          <text:p text:style-name="P95"><text:span text:style-name="T24">pleasant</text:span><text:span text:style-name="T23">,</text:span></text:p>
        </text:list-item>
        <text:list-item>
          <text:p text:style-name="P95"><text:span text:style-name="T24">painful</text:span><text:span text:style-name="T23">,</text:span></text:p>
        </text:list-item>
        <text:list-item>
          <text:p text:style-name="P95"><text:span text:style-name="T23">or </text:span><text:span text:style-name="T24">neutral</text:span><text:span text:style-name="T23">,</text:span></text:p>
        </text:list-item>
      </text:list>
      <text:p text:style-name="P18"><text:span text:style-name="T23">observing when the</text:span><text:span text:style-name="T30">y</text:span></text:p>
      <text:list xml:id="list9109561976473744085" text:style-name="L8">
        <text:list-item>
          <text:p text:style-name="P96"><text:span text:style-name="T24">belong to the body</text:span><text:span text:style-name="T23"> </text:span><text:span text:style-name="T86">(physiological)</text:span></text:p>
        </text:list-item>
        <text:list-item>
          <text:p text:style-name="P96"><text:span text:style-name="T23">and when they </text:span><text:span text:style-name="T24">belong to the mind </text:span><text:span text:style-name="T87">(psychological)</text:span><text:span text:style-name="T23">.</text:span></text:p>
        </text:list-item>
      </text:list>
      <text:p text:style-name="P34"/>
      <text:p text:style-name="P21">This is how the <text:span text:style-name="T154">practitioner remains established in the observation of the</text:span> <text:span text:style-name="T1">feelings</text:span><text:span text:style-name="T10"> in the </text:span><text:span text:style-name="T1">feelings</text:span>, observation of the <text:span text:style-name="T1">feelings</text:span> from within or from without, or observation of the <text:span text:style-name="T1">feelings</text:span> both from within and from without. <text:span text:style-name="T154">She remains established in the observation of the</text:span> process of coming-to-be in the <text:span text:style-name="T1">feelings</text:span> or the process of dissolution in the <text:span text:style-name="T1">feelings</text:span> or both in the process of coming-to-be and the process of dissolution. Or she is mindful of the fact, ‘There is <text:span text:style-name="T1">feeling</text:span> here,’ until understanding and full awareness come about. <text:span text:style-name="T154">She remains established in the observation</text:span>, free, not caught in any worldly consideration. That is how to practice observation of the <text:span text:style-name="T1">feelings</text:span><text:span text:style-name="T10"> in the </text:span><text:span text:style-name="T1">feelings</text:span>, O bhikkhus.</text:p>
      <text:p text:style-name="P27">3. <text:span text:style-name="T161">Mind (Mental Formations)</text:span></text:p>
      <text:p text:style-name="P22"><text:span text:style-name="T47">Bhikkhus, how does a </text:span><text:span text:style-name="T154">practitioner remain established in the observation of the</text:span> <text:span text:style-name="T1">mind</text:span> <text:span text:style-name="T47">in the</text:span> <text:span text:style-name="T1">mind</text:span><text:span text:style-name="T47">?</text:span></text:p>
      <text:p text:style-name="P48">When his <text:span text:style-name="T121">mind</text:span> is <text:span text:style-name="T1">desiring</text:span>, <text:span text:style-name="T140">the practitioner is aware,</text:span> ‘My <text:span text:style-name="T121">mind</text:span> is <text:span text:style-name="T1">desiring</text:span>.’</text:p>
      <text:p text:style-name="P48">When his <text:span text:style-name="T121">mind</text:span> is <text:span text:style-name="T1">not desiring</text:span>, <text:span text:style-name="T140">he is aware,</text:span> ‘My <text:span text:style-name="T121">mind</text:span> is <text:span text:style-name="T1">not desiring</text:span>.’</text:p>
      <text:p text:style-name="P25">He is aware in the same way concerning:</text:p>
      <text:list xml:id="list4174580275351491100" text:style-name="L9">
        <text:list-item>
          <text:p text:style-name="P97"><text:span text:style-name="T23">a </text:span><text:span text:style-name="T24">hating</text:span><text:span text:style-name="T23"> </text:span><text:span text:style-name="T129">mind</text:span><text:span text:style-name="T23">,</text:span></text:p>
        </text:list-item>
        <text:list-item>
          <text:p text:style-name="P97"><text:span text:style-name="T23">a </text:span><text:span text:style-name="T24">confused</text:span><text:span text:style-name="T23"> </text:span><text:span text:style-name="T129">mind</text:span><text:span text:style-name="T23">,</text:span></text:p>
        </text:list-item>
        <text:list-item>
          <text:p text:style-name="P97"><text:span text:style-name="T23">a </text:span><text:span text:style-name="T24">collected</text:span><text:span text:style-name="T23"> </text:span><text:span text:style-name="T129">mind</text:span><text:span text:style-name="T23">,</text:span></text:p>
        </text:list-item>
        <text:list-item>
          <text:p text:style-name="P97"><text:span text:style-name="T23">a </text:span><text:span text:style-name="T24">dispersed</text:span><text:span text:style-name="T23"> </text:span><text:span text:style-name="T129">mind</text:span><text:span text:style-name="T23">,</text:span></text:p>
        </text:list-item>
        <text:list-item>
          <text:p text:style-name="P97"><text:span text:style-name="T23">an </text:span><text:span text:style-name="T24">expansive</text:span><text:span text:style-name="T23"> </text:span><text:span text:style-name="T129">mind</text:span><text:span text:style-name="T23">,</text:span></text:p>
        </text:list-item>
        <text:list-item>
          <text:p text:style-name="P97"><text:span text:style-name="T23">a </text:span><text:span text:style-name="T24">narrow</text:span><text:span text:style-name="T23"> </text:span><text:span text:style-name="T129">mind</text:span><text:span text:style-name="T23">,</text:span></text:p>
        </text:list-item>
        <text:list-item>
          <text:p text:style-name="P97"><text:span text:style-name="T23">the </text:span><text:span text:style-name="T24">highest</text:span><text:span text:style-name="T23"> </text:span><text:span text:style-name="T129">mind</text:span><text:span text:style-name="T23">,</text:span></text:p>
        </text:list-item>
        <text:list-item>
          <text:p text:style-name="P97"><text:span text:style-name="T23">and a </text:span><text:span text:style-name="T24">concentrated </text:span><text:span text:style-name="T40">&amp;</text:span><text:span text:style-name="T24"> liberated</text:span><text:span text:style-name="T23"> </text:span><text:span text:style-name="T129">mind</text:span><text:span text:style-name="T23">.</text:span></text:p>
        </text:list-item>
      </text:list>
      <text:p text:style-name="P35"/>
      <text:p text:style-name="P21">This is how the <text:span text:style-name="T154">practitioner remains established in the observation of the</text:span> <text:span text:style-name="T1">mind</text:span><text:span text:style-name="T10"> in the </text:span><text:span text:style-name="T1">mind</text:span>, observation of the <text:span text:style-name="T1">mind</text:span> from within or from without, or observation of the <text:span text:style-name="T1">mind</text:span> both from within and from without. <text:span text:style-name="T154">He remains established in the observation of the</text:span> process of coming-to-be in the <text:span text:style-name="T1">mind</text:span> or the process of dissolution in the <text:span text:style-name="T1">mind</text:span> or both in the process of coming-to-be and the process of dissolution. Or he is mindful of the fact, ‘There is <text:span text:style-name="T1">mind</text:span> here,’ until understanding and full awareness come about. <text:span text:style-name="T154">He remains established in the observation</text:span>, free, not caught in any worldly consideration. This is how to practice observation of the <text:span text:style-name="T1">mind</text:span><text:span text:style-name="T10"> in the </text:span><text:span text:style-name="T1">mind</text:span>, O bhikkhus.</text:p>
      <text:p text:style-name="P27">4. <text:span text:style-name="T161">Objects of Mind (Perceptions)</text:span></text:p>
      <text:p text:style-name="P22"><text:span text:style-name="T47">Bhikkhus, how does a</text:span> <text:span text:style-name="T154">practitioner remain established in the observation of the</text:span> <text:span text:style-name="T1">objects of mind</text:span> <text:span text:style-name="T47">in the</text:span> <text:span text:style-name="T1">objects of mind</text:span><text:span text:style-name="T47">?</text:span></text:p>
      <text:p text:style-name="P2"><text:span text:style-name="T68">First of all, </text:span><text:span text:style-name="T70">[this is how] </text:span><text:span text:style-name="T160">she observes the</text:span><text:span text:style-name="T90"> </text:span><text:span text:style-name="T135">objects of mind</text:span><text:span text:style-name="T46"> </text:span><text:span text:style-name="T68">in the</text:span><text:span text:style-name="T46"> </text:span><text:span text:style-name="T135">objects of mind</text:span><text:span text:style-name="T46"> </text:span><text:span text:style-name="T68">with regard to the </text:span><text:span text:style-name="T3">5</text:span><text:span text:style-name="T2"> Hindrances</text:span><text:span text:style-name="T44">:</text:span></text:p>
      <text:list xml:id="list4411892468780804858" text:style-name="L10">
        <text:list-item>
          <text:p text:style-name="P98">sensual desire</text:p>
        </text:list-item>
      </text:list>
      <text:list xml:id="list8868570984729875215" text:style-name="L11">
        <text:list-item>
          <text:list>
            <text:list-item>
              <text:p text:style-name="P104"><text:span text:style-name="T23">When</text:span><text:span text:style-name="T29"> </text:span><text:span text:style-name="T167">sensual desire</text:span><text:span text:style-name="T29"> is</text:span><text:span text:style-name="T23"> </text:span><text:span text:style-name="T34">present</text:span><text:span text:style-name="T23"> in her, </text:span><text:span text:style-name="T142">she is aware, </text:span><text:span text:style-name="T23">‘</text:span><text:span text:style-name="T164">Sensual desire</text:span><text:span text:style-name="T23"> is </text:span><text:span text:style-name="T34">present</text:span><text:span text:style-name="T23"> in me.’</text:span></text:p>
            </text:list-item>
            <text:list-item>
              <text:p text:style-name="P104"><text:span text:style-name="T23">Or when </text:span><text:span text:style-name="T164">sensual desire</text:span><text:span text:style-name="T23"> is </text:span><text:span text:style-name="T34">not present</text:span><text:span text:style-name="T23"> in her, </text:span><text:span text:style-name="T142">she is aware,</text:span><text:span text:style-name="T23"> ‘</text:span><text:span text:style-name="T164">Sensual desire</text:span><text:span text:style-name="T23"> is </text:span><text:span text:style-name="T34">not present</text:span><text:span text:style-name="T23"> in me.’</text:span></text:p>
            </text:list-item>
            <text:list-item>
              <text:p text:style-name="P104"><text:span text:style-name="T23">When </text:span><text:span text:style-name="T164">sensual desire</text:span><text:span text:style-name="T23"> </text:span><text:span text:style-name="T34">begins to arise</text:span><text:span text:style-name="T23">, </text:span><text:span text:style-name="T142">she is aware of it.</text:span></text:p>
            </text:list-item>
            <text:list-item>
              <text:p text:style-name="P104"><text:span text:style-name="T23">When </text:span><text:span text:style-name="T164">sensual desire</text:span><text:span text:style-name="T23"> that has already arisen is </text:span><text:span text:style-name="T34">abandoned</text:span><text:span text:style-name="T23">, </text:span><text:span text:style-name="T142">she is aware of it.</text:span></text:p>
            </text:list-item>
            <text:list-item>
              <text:p text:style-name="P105">When <text:span text:style-name="T163">sensual desire</text:span> that has already been abandoned will <text:span text:style-name="T91">not arise again in the future</text:span>, <text:span text:style-name="T140">she is aware of it.</text:span></text:p>
            </text:list-item>
          </text:list>
        </text:list-item>
      </text:list>
      <text:p text:style-name="P43"><text:span text:style-name="T13">She practices in the same way concerning</text:span><text:span text:style-name="T8">:</text:span></text:p>
      <text:list xml:id="list160707850885458" text:continue-list="list4411892468780804858" text:style-name="L10">
        <text:list-item>
          <text:p text:style-name="P99">anger,</text:p>
        </text:list-item>
        <text:list-item>
          <text:p text:style-name="P100"><text:span text:style-name="T8">dullness </text:span><text:span text:style-name="T14">&amp;</text:span><text:span text:style-name="T8"> drowsiness</text:span><text:span text:style-name="T13">,</text:span></text:p>
        </text:list-item>
        <text:list-item>
          <text:p text:style-name="P100"><text:span text:style-name="T8">agitation </text:span><text:span text:style-name="T14">&amp;</text:span><text:span text:style-name="T8"> remorse,</text:span></text:p>
        </text:list-item>
        <text:list-item>
          <text:p text:style-name="P99">doubt.</text:p>
        </text:list-item>
      </text:list>
      <text:p text:style-name="P36"/>
      <text:p text:style-name="P47"><text:span text:style-name="T68">Further, </text:span><text:span text:style-name="T70">[this is how] </text:span><text:span text:style-name="T68">the</text:span><text:span text:style-name="T46"> </text:span><text:span text:style-name="T160">practitioner observes the</text:span><text:span text:style-name="T46"> </text:span><text:span text:style-name="T135">objects of mind</text:span><text:span text:style-name="T46"> </text:span><text:span text:style-name="T68">in the</text:span><text:span text:style-name="T46"> </text:span><text:span text:style-name="T135">objects of mind</text:span><text:span text:style-name="T46"> </text:span><text:span text:style-name="T68">with regard to the</text:span><text:span text:style-name="T162"> </text:span><text:span text:style-name="T5">5</text:span><text:span text:style-name="T2"> Aggregates of Clinging</text:span><text:span text:style-name="T88">:</text:span></text:p>
      <text:list xml:id="list8774462052866381445" text:style-name="L12">
        <text:list-item>
          <text:p text:style-name="P108"><text:span text:style-name="T79">Such is</text:span><text:span text:style-name="T23"> </text:span><text:span text:style-name="T165">form</text:span><text:span text:style-name="T23">. </text:span><text:span text:style-name="T80">Such is</text:span><text:span text:style-name="T31"> the </text:span><text:span text:style-name="T35">arising</text:span><text:span text:style-name="T31"> of </text:span><text:span text:style-name="T166">form</text:span><text:span text:style-name="T31">. </text:span><text:span text:style-name="T80">Such is</text:span><text:span text:style-name="T31"> the </text:span><text:span text:style-name="T35">disappearance</text:span><text:span text:style-name="T31"> of </text:span><text:span text:style-name="T166">form</text:span><text:span text:style-name="T31">.</text:span></text:p>
        </text:list-item>
        <text:list-item>
          <text:p text:style-name="P106"><text:span text:style-name="T83">Such is</text:span><text:span text:style-name="T10"> </text:span><text:span text:style-name="T168">feeling</text:span><text:span text:style-name="T1">.</text:span> <text:span text:style-name="T18">...</text:span> </text:p>
        </text:list-item>
        <text:list-item>
          <text:p text:style-name="P106"><text:span text:style-name="T83">Such is</text:span><text:span text:style-name="T10"> </text:span><text:span text:style-name="T168">perception</text:span>. <text:span text:style-name="T18">...</text:span></text:p>
        </text:list-item>
        <text:list-item>
          <text:p text:style-name="P107"><text:span text:style-name="T78">Such are</text:span> <text:span text:style-name="T168">mental formations</text:span>. <text:span text:style-name="T18">...</text:span></text:p>
        </text:list-item>
        <text:list-item>
          <text:p text:style-name="P107"><text:span text:style-name="T78">Such is</text:span> <text:span text:style-name="T168">consciousness</text:span>. <text:span text:style-name="T18">...</text:span></text:p>
        </text:list-item>
      </text:list>
      <text:p text:style-name="P44"/>
      <text:p text:style-name="P2"><text:span text:style-name="T68">Further, bhikkhus, </text:span><text:span text:style-name="T70">[this is how] </text:span><text:span text:style-name="T68">the</text:span><text:span text:style-name="T90"> </text:span><text:span text:style-name="T160">practitioner observes the</text:span><text:span text:style-name="T90"> </text:span><text:span text:style-name="T135">objects of mind</text:span><text:span text:style-name="T46"> </text:span><text:span text:style-name="T68">in the</text:span><text:span text:style-name="T46"> </text:span><text:span text:style-name="T135">objects of mind</text:span><text:span text:style-name="T46"> </text:span><text:span text:style-name="T68">with regard to the </text:span><text:span text:style-name="T59">6</text:span><text:span text:style-name="T58"> </text:span><text:span text:style-name="T2">sense organs </text:span><text:span text:style-name="T7">&amp;</text:span><text:span text:style-name="T2"> the </text:span><text:span text:style-name="T4">6</text:span><text:span text:style-name="T2"> sense objects</text:span><text:span text:style-name="T88">:</text:span></text:p>
      <text:list xml:id="list7665777566270559214" text:style-name="L13">
        <text:list-item>
          <text:p text:style-name="P101"><text:span text:style-name="T1">eyes</text:span> <text:span text:style-name="T170">&amp;</text:span> <text:span text:style-name="T1">form</text:span></text:p>
        </text:list-item>
      </text:list>
      <text:list xml:id="list8404174787359682736" text:style-name="L14">
        <text:list-item>
          <text:list>
            <text:list-item>
              <text:p text:style-name="P73"><text:span text:style-name="T140">She is aware of</text:span><text:span text:style-name="T120"> </text:span>the <text:span text:style-name="T168">eyes</text:span><text:span text:style-name="T163"> </text:span><text:span text:style-name="T169">&amp;</text:span> aware of the <text:span text:style-name="T168">form</text:span>,</text:p>
            </text:list-item>
            <text:list-item>
              <text:p text:style-name="P73"><text:span text:style-name="T140">and she is </text:span><text:span text:style-name="T149">aware</text:span><text:span text:style-name="T61"> of the </text:span><text:span text:style-name="T97">internal formations</text:span> which are produced in dependence on these two things.</text:p>
            </text:list-item>
            <text:list-item>
              <text:p text:style-name="P73"><text:span text:style-name="T140">She is aware of </text:span>the <text:span text:style-name="T91">birth</text:span> of a new <text:span text:style-name="T96">internal formation</text:span></text:p>
            </text:list-item>
            <text:list-item>
              <text:p text:style-name="P73"><text:span text:style-name="T140">and is aware of</text:span> <text:span text:style-name="T92">abandoning</text:span> an already produced <text:span text:style-name="T96">internal formation</text:span>,</text:p>
            </text:list-item>
            <text:list-item>
              <text:p text:style-name="P73"><text:span text:style-name="T140">and she is aware</text:span> when an already abandoned <text:span text:style-name="T96">internal formation</text:span> will <text:span text:style-name="T91">not arise again</text:span>.</text:p>
            </text:list-item>
          </text:list>
        </text:list-item>
      </text:list>
      <text:p text:style-name="P42">She is aware in the same way of:</text:p>
      <text:list xml:id="list160706930580467" text:continue-list="list7665777566270559214" text:style-name="L13">
        <text:list-item>
          <text:p text:style-name="P102"><text:span text:style-name="T1">ears</text:span><text:span text:style-name="T10"> </text:span><text:span text:style-name="T12">&amp;</text:span><text:span text:style-name="T10"> </text:span><text:span text:style-name="T1">sound,</text:span></text:p>
        </text:list-item>
        <text:list-item>
          <text:p text:style-name="P102"><text:span text:style-name="T1">nose </text:span><text:span text:style-name="T12">&amp;</text:span><text:span text:style-name="T1"> smell,</text:span></text:p>
        </text:list-item>
        <text:list-item>
          <text:p text:style-name="P102"><text:span text:style-name="T1">tongue </text:span><text:span text:style-name="T12">&amp;</text:span><text:span text:style-name="T1"> taste,</text:span></text:p>
        </text:list-item>
        <text:list-item>
          <text:p text:style-name="P102"><text:span text:style-name="T1">body </text:span><text:span text:style-name="T12">&amp;</text:span><text:span text:style-name="T1"> touch,</text:span></text:p>
        </text:list-item>
        <text:list-item>
          <text:p text:style-name="P103"><text:soft-page-break/><text:span text:style-name="T26">mind </text:span><text:span text:style-name="T39">&amp;</text:span><text:span text:style-name="T26"> objects of mind.</text:span></text:p>
        </text:list-item>
      </text:list>
      <text:p text:style-name="P33"/>
      <text:p text:style-name="P19"><text:span text:style-name="T53">Further, bhikkhus, </text:span><text:span text:style-name="T54">[this is how] </text:span><text:span text:style-name="T53">the</text:span><text:span text:style-name="T89"> </text:span><text:span text:style-name="T157">practitioner remains established in the observation of the</text:span><text:span text:style-name="T89"> </text:span><text:span text:style-name="T132">objects of mind</text:span><text:span text:style-name="T89"> </text:span><text:span text:style-name="T53">in the</text:span><text:span text:style-name="T89"> </text:span><text:span text:style-name="T132">objects of mind</text:span><text:span text:style-name="T45"> </text:span><text:span text:style-name="T53">with regard to the</text:span><text:span text:style-name="T41"> </text:span><text:span text:style-name="T110">7</text:span><text:span text:style-name="T109"> Factors of Awakening</text:span><text:span text:style-name="T23">:</text:span></text:p>
      <text:list xml:id="list6782213198223342013" text:style-name="L15">
        <text:list-item>
          <text:p text:style-name="P109">mindfulness:</text:p>
        </text:list-item>
      </text:list>
      <text:list xml:id="list253862065014598672" text:style-name="L16">
        <text:list-item>
          <text:p text:style-name="P118">When the factor of awakening, <text:span text:style-name="T103">mindfulness</text:span>, is <text:span text:style-name="T91">present</text:span> in him, <text:span text:style-name="T140">he is aware, </text:span>‘<text:span text:style-name="T98">Mindfulness</text:span> is present in me.’</text:p>
        </text:list-item>
        <text:list-item>
          <text:p text:style-name="P118">When <text:span text:style-name="T98">mindfulness</text:span> is <text:span text:style-name="T91">not present</text:span> in him, <text:span text:style-name="T140">he is aware,</text:span> ‘<text:span text:style-name="T98">Mindfulness</text:span> is not present in me.’</text:p>
        </text:list-item>
        <text:list-item>
          <text:p text:style-name="P118"><text:span text:style-name="T140">He is aware</text:span> when not-yet-born <text:span text:style-name="T98">mindfulness</text:span> is being <text:span text:style-name="T91">born</text:span></text:p>
        </text:list-item>
        <text:list-item>
          <text:p text:style-name="P118">and when already-born <text:span text:style-name="T98">mindfulness</text:span> is <text:span text:style-name="T91">perfectly developed</text:span>.</text:p>
        </text:list-item>
      </text:list>
      <text:p text:style-name="P45">In the same way, he is aware of the factors of:</text:p>
      <text:list xml:id="list160707904585077" text:continue-list="list6782213198223342013" text:style-name="L15">
        <text:list-item>
          <text:p text:style-name="P110"><text:span text:style-name="T106">investigation</text:span><text:span text:style-name="T23">,</text:span></text:p>
        </text:list-item>
        <text:list-item>
          <text:p text:style-name="P110"><text:span text:style-name="T106">diligence </text:span><text:span text:style-name="T108">(energy)</text:span><text:span text:style-name="T23">,</text:span></text:p>
        </text:list-item>
        <text:list-item>
          <text:p text:style-name="P110"><text:span text:style-name="T106">joy</text:span><text:span text:style-name="T23">,</text:span></text:p>
        </text:list-item>
        <text:list-item>
          <text:p text:style-name="P110"><text:span text:style-name="T106">ease</text:span><text:span text:style-name="T23">,</text:span></text:p>
        </text:list-item>
        <text:list-item>
          <text:p text:style-name="P110"><text:span text:style-name="T106">concentration</text:span><text:span text:style-name="T23">,</text:span></text:p>
        </text:list-item>
        <text:list-item>
          <text:p text:style-name="P110"><text:span text:style-name="T106">equanimity </text:span><text:span text:style-name="T108">(letting go)</text:span><text:span text:style-name="T23">.</text:span></text:p>
        </text:list-item>
      </text:list>
      <text:p text:style-name="P37"/>
      <text:p text:style-name="P1"><text:span text:style-name="T68">Further, bhikkhus, </text:span><text:span text:style-name="T70">[this is how]</text:span><text:span text:style-name="T69"> </text:span><text:span text:style-name="T68">a</text:span><text:span text:style-name="T90"> </text:span><text:bookmark-start text:name="__DdeLink__2394_38307164"/><text:span text:style-name="T160">practitioner remains established in the observation of</text:span><text:bookmark-end text:name="__DdeLink__2394_38307164"/><text:span text:style-name="T90"> </text:span><text:span text:style-name="T135">objects of mind</text:span><text:span text:style-name="T46"> </text:span><text:span text:style-name="T68">in the</text:span><text:span text:style-name="T46"> </text:span><text:span text:style-name="T135">objects of mind</text:span><text:span text:style-name="T46"> </text:span><text:span text:style-name="T68">with regard to the</text:span><text:span text:style-name="T162"> </text:span><text:span text:style-name="T6">4</text:span><text:span text:style-name="T2"> Noble Truths</text:span>:</text:p>
      <text:p text:style-name="P24">A practitioner is aware:</text:p>
      <text:list xml:id="list7119383281537999084" text:style-name="L17">
        <text:list-item>
          <text:p text:style-name="P111"><text:span text:style-name="T23">‘This </text:span><text:span text:style-name="T34">is</text:span><text:span text:style-name="T23"> </text:span><text:span text:style-name="T164">suffering</text:span><text:span text:style-name="T23">,’ </text:span><text:span text:style-name="T79">as it arises. </text:span><text:span text:style-name="T142">She is aware,</text:span></text:p>
        </text:list-item>
        <text:list-item>
          <text:p text:style-name="P111"><text:span text:style-name="T23">‘This is the </text:span><text:span text:style-name="T34">cause</text:span><text:span text:style-name="T23"> of the </text:span><text:span text:style-name="T164">suffering</text:span><text:span text:style-name="T23">,’ </text:span><text:span text:style-name="T79">as it arises. </text:span><text:span text:style-name="T142">She is aware,</text:span></text:p>
        </text:list-item>
        <text:list-item>
          <text:p text:style-name="P111"><text:span text:style-name="T23">‘This is the </text:span><text:span text:style-name="T34">end</text:span><text:span text:style-name="T23"> of </text:span><text:span text:style-name="T164">suffering</text:span><text:span text:style-name="T23">,’ </text:span><text:span text:style-name="T79">as it arises. </text:span><text:span text:style-name="T142">She is aware,</text:span></text:p>
        </text:list-item>
        <text:list-item>
          <text:p text:style-name="P111"><text:span text:style-name="T23">‘This is the </text:span><text:span text:style-name="T34">path which leads to the end</text:span><text:span text:style-name="T23"> of </text:span><text:span text:style-name="T164">suffering</text:span><text:span text:style-name="T23">,’ </text:span><text:span text:style-name="T79">as it arises.</text:span></text:p>
        </text:list-item>
      </text:list>
      <text:p text:style-name="P38"/>
      <text:p text:style-name="P21">This is how the <text:span text:style-name="T154">practitioner remains established in the observation of the</text:span> <text:span text:style-name="T1">objects of mind</text:span><text:span text:style-name="T10"> in the </text:span><text:span text:style-name="T1">objects of mind</text:span> either from within or from without, or both from within and from without. <text:span text:style-name="T154">She remains established in the observation of the</text:span> process of coming-to-be in any of the <text:span text:style-name="T1">objects of mind</text:span> or the process of dissolution in the <text:span text:style-name="T1">objects of mind</text:span> or both in the process of coming-to-be and the process of dissolution. Or she is mindful of the fact, ‘There is an <text:span text:style-name="T1">object of mind</text:span> here,’ until understanding and full awareness come about. <text:span text:style-name="T154">She remains established in the observation</text:span>, free, not caught in any worldly consideration. That is how to practice observation of the <text:span text:style-name="T1">objects of mind</text:span><text:span text:style-name="T10"> in the </text:span><text:span text:style-name="T1">objects of mind</text:span>, O bhikkhus.</text:p>
      <text:p text:style-name="P31">Epilogue</text:p>
      <text:p text:style-name="P1">Bhikkhus, he who practices the <text:span text:style-name="T138">4</text:span><text:span text:style-name="T121"> Establishments of Mindfulness</text:span> for <text:span text:style-name="T16">7</text:span> yea<text:span text:style-name="T47">rs can expect one of </text:span><text:span text:style-name="T77">2</text:span><text:span text:style-name="T47"> fruits — the highest understanding in this very life or, if there remains some residue of affliction, he can attain the fruit of no-return.</text:span></text:p>
      <text:p text:style-name="P1">Let alone <text:span text:style-name="T16">7</text:span> years, bhikkhus, whoever practices the <text:span text:style-name="T138">4</text:span><text:span text:style-name="T121"> Establishments of Mindfulness</text:span> for <text:span text:style-name="T16">6</text:span>, <text:span text:style-name="T16">5</text:span>, <text:span text:style-name="T16">4</text:span>, <text:span text:style-name="T16">3</text:span>, <text:span text:style-name="T16">2</text:span> years or <text:span text:style-name="T16">1</text:span> year, for <text:span text:style-name="T16">7</text:span>, <text:span text:style-name="T16">6</text:span>, <text:span text:style-name="T16">5</text:span>, <text:span text:style-name="T16">4</text:span>, <text:span text:style-name="T16">3</text:span>, or <text:span text:style-name="T16">2</text:span> months, <text:span text:style-name="T16">1</text:span> month or half a mont<text:span text:style-name="T47">h, can also expect one of </text:span><text:span text:style-name="T77">2</text:span><text:span text:style-name="T47"> fruits — either the highest understanding in this very life or, if there remains some residue of affliction, he can attain the fruit of no-return.</text:span></text:p>
      <text:p text:style-name="P1">That is why we said that this path, the path of the <text:span text:style-name="T17">4</text:span> grounds for the <text:span text:style-name="T139">E</text:span><text:span text:style-name="T121">stablishment of </text:span><text:span text:style-name="T139">M</text:span><text:span text:style-name="T121">indfulness</text:span>, is the most wonderful path, which helps beings realize purification, transcend grief and sorrow, destroy pain and anxiety, travel the right path, and realize nirvana.</text:p>
      <text:p text:style-name="P3">The bhikkhus were delighted to hear the teaching of the Buddha. They took it to heart and began to put it into practice.<text:bookmark-end text:name="__DdeLink__2363_463022466"/></text:p>
      <text:h text:style-name="P54" text:outline-level="2"><text:bookmark-start text:name="__DdeLink__2361_463022466"/><text:span text:style-name="Strong_20_Emphasis"><text:span text:style-name="T115">Discourse on the</text:span></text:span><text:span text:style-name="Strong_20_Emphasis"><text:span text:style-name="T62"> </text:span></text:span><text:span text:style-name="Strong_20_Emphasis"><text:span text:style-name="T141">Full Awareness of Breathing</text:span></text:span></text:h>
      <text:p text:style-name="P3">I heard these words of the Buddha one time when he was staying in Savatthi in the Eastern Park, with many well-known and accomplished disciples, including Sariputta, Mahamoggallana, Mahakassapa, Mahakacchayana, Mahakotthita, Mahakappina, Mahachunda, Anuradha, Revata, and Ananda. The senior bhikkhus in the community were diligently instructing bhikkhus who were new to the pr<text:span text:style-name="T47">actice — some instructing </text:span><text:span text:style-name="T66">10</text:span><text:span text:style-name="T47"> bhikkhus, some </text:span><text:span text:style-name="T67">20</text:span><text:span text:style-name="T47">, some </text:span><text:span text:style-name="T67">30</text:span><text:span text:style-name="T47">, and some </text:span><text:span text:style-name="T67">40</text:span><text:span text:style-name="T47">; and in this way the bhikkhus who were new to the practice gradually made great progress.</text:span></text:p>
      <text:p text:style-name="P3">That night the moon was full, and the Pavarana Ceremony was held to mark the end of the rainy-season retreat. Lord Buddha, the Awakened One, was sitting in the open air, and his disciples were gathered around him. After looking over the assembly, he began to speak:</text:p>
      <text:p text:style-name="P46">O bhikkhus, I am pleased to observe the fruit you have attained in your practice. Yet I know you can make even more progress. What you have not yet attained, you can attain. What you have not yet realized, you can realize perfectly. To engage your efforts, I will remain here until the next full-moon day.</text:p>
      <text:p text:style-name="P3">When they heard that the Lord Buddha was going to remain in Savatthi for another month, bhikkhus throughout the country began traveling there to study with him. The senior bhikkhus continued teaching the bhikkhus new to the practice even more ardently. <text:span text:style-name="T47">Some were instructing </text:span><text:span text:style-name="T66">10</text:span><text:span text:style-name="T47"> bhikkhus, some </text:span><text:span text:style-name="T66">20</text:span><text:span text:style-name="T47">, some </text:span><text:span text:style-name="T66">30</text:span><text:span text:style-name="T47">, and some </text:span><text:span text:style-name="T66">40</text:span><text:span text:style-name="T47">. With this help, the newer bhikkhus were able, little by little, to continue their progress in understanding.</text:span></text:p>
      <text:p text:style-name="P3">When the next full-moon day arrived, the Buddha, seated under the open sky, looked over the assembly of bhikkhus and began to speak:</text:p>
      <text:p text:style-name="P1">O bhikkhus, our community is pure and good. At its heart, it is without useless and boastful talk, and therefore it deserves to receive offerings and be considered a field of merit. Such a community is rare, and any pilgrim who seeks it, no matter how far he must travel, will find it worthy.</text:p>
      <text:p text:style-name="P1">O bhikkhus, there are bhikkhus in this assembly who have realized the fruit of Arhatship, destroyed every root of affliction, laid aside every burden, and attained right understanding and emancipation. There are also bhikkhus who have cut off the first <text:span text:style-name="T11">5</text:span><text:span text:style-name="T10"> </text:span><text:span text:style-name="T1">internal knots</text:span> and realized the fruit of never returning to the cycle of birth and death.</text:p>
      <text:list xml:id="list2598912786006282995" text:style-name="L18">
        <text:list-item>
          <text:p text:style-name="P74"><text:span text:style-name="T78">There are those who </text:span><text:span text:style-name="T47">have thrown off the first </text:span><text:span text:style-name="T64">3</text:span><text:span text:style-name="T63"> </text:span><text:span text:style-name="T56">internal knots</text:span><text:span text:style-name="T47"> and realized the fruit of returning once more. They have cut off the roots of</text:span><text:span text:style-name="T63"> greed, hatred, and ignorance, a</text:span><text:span text:style-name="T47">nd will only need to return to the cycle of birth and death one more time.</text:span></text:p>
        </text:list-item>
        <text:list-item>
          <text:p text:style-name="P112"><text:span text:style-name="T79">There are those who</text:span><text:span text:style-name="T23"> have thrown off the </text:span><text:span text:style-name="T38">3</text:span><text:span text:style-name="T37"> </text:span><text:span text:style-name="T24">internal knots</text:span><text:span text:style-name="T23"> and attained the fruit of stream-enterer, coursing steadily to the Awakened State.</text:span></text:p>
        </text:list-item>
        <text:list-item>
          <text:p text:style-name="P112"><text:bookmark-start text:name="__DdeLink__2396_38307164"/><text:span text:style-name="T79">There are those who practice</text:span><text:bookmark-end text:name="__DdeLink__2396_38307164"/><text:span text:style-name="T79"> the</text:span><text:span text:style-name="T23"> </text:span><text:span text:style-name="T131">4</text:span><text:span text:style-name="T130"> Establishments of Mindfulness</text:span><text:span text:style-name="T23">.</text:span></text:p>
        </text:list-item>
        <text:list-item>
          <text:p text:style-name="P112"><text:span text:style-name="T79">There are those who practice the</text:span><text:span text:style-name="T23"> </text:span><text:span text:style-name="T25">4</text:span><text:span text:style-name="T24"> Right Efforts</text:span><text:span text:style-name="T23">,</text:span></text:p>
        </text:list-item>
        <text:list-item>
          <text:p text:style-name="P112"><text:span text:style-name="T79">and those who practice the</text:span><text:span text:style-name="T23"> </text:span><text:span text:style-name="T25">4</text:span><text:span text:style-name="T24"> Bases of Success</text:span><text:span text:style-name="T23">.</text:span></text:p>
        </text:list-item>
        <text:list-item>
          <text:p text:style-name="P112"><text:span text:style-name="T79">There are those who practice the</text:span><text:span text:style-name="T23"> </text:span><text:span text:style-name="T25">5</text:span><text:span text:style-name="T24"> Faculties</text:span><text:span text:style-name="T23">,</text:span></text:p>
        </text:list-item>
        <text:list-item>
          <text:p text:style-name="P112"><text:span text:style-name="T79">those who practice the</text:span><text:span text:style-name="T23"> </text:span><text:span text:style-name="T25">5</text:span><text:span text:style-name="T24"> Powers</text:span><text:span text:style-name="T23">,</text:span></text:p>
        </text:list-item>
        <text:list-item>
          <text:p text:style-name="P112"><text:span text:style-name="T79">those who practice the</text:span><text:span text:style-name="T23"> </text:span><text:span text:style-name="T107">7</text:span><text:span text:style-name="T106"> Factors of Awakening</text:span><text:span text:style-name="T23">,</text:span></text:p>
        </text:list-item>
        <text:list-item>
          <text:p text:style-name="P112"><text:soft-page-break/><text:span text:style-name="T79">and those who practice the</text:span><text:span text:style-name="T23"> </text:span><text:span text:style-name="T24">Noble Eightfold Path</text:span><text:span text:style-name="T23">.</text:span></text:p>
        </text:list-item>
        <text:list-item>
          <text:p text:style-name="P112"><text:span text:style-name="T79">There are those who practice</text:span><text:span text:style-name="T23"> </text:span><text:span text:style-name="T24">loving kindness</text:span><text:span text:style-name="T23">,</text:span><text:span text:style-name="T79"> ...</text:span><text:span text:style-name="T23"> </text:span><text:span text:style-name="T24">compassion</text:span><text:span text:style-name="T23">, </text:span><text:span text:style-name="T79">... </text:span><text:span text:style-name="T24">joy</text:span><text:span text:style-name="T23">,</text:span><text:span text:style-name="T79"> </text:span><text:span text:style-name="T82">...</text:span><text:span text:style-name="T79"> </text:span><text:span text:style-name="T81">&amp;</text:span><text:span text:style-name="T23"> </text:span><text:span text:style-name="T24">equanimity</text:span><text:span text:style-name="T23">.</text:span></text:p>
        </text:list-item>
        <text:list-item>
          <text:p text:style-name="P112"><text:span text:style-name="T79">There are those who practice the </text:span><text:span text:style-name="T25">9</text:span><text:span text:style-name="T24"> Contemplations</text:span><text:span text:style-name="T23">,</text:span></text:p>
        </text:list-item>
        <text:list-item>
          <text:p text:style-name="P112"><text:span text:style-name="T79">and those who practice the</text:span><text:span text:style-name="T23"> </text:span><text:span text:style-name="T24">Observation of Impermanence</text:span><text:span text:style-name="T23">.</text:span></text:p>
        </text:list-item>
        <text:list-item>
          <text:p text:style-name="P112"><text:span text:style-name="T79">There are also bhikkhus who are already practicing</text:span><text:span text:style-name="T23"> </text:span><text:span text:style-name="T143">Full Awareness of Breathing</text:span><text:span text:style-name="T49">.</text:span></text:p>
        </text:list-item>
      </text:list>
      <text:p text:style-name="P119">Full Awareness of Breathing</text:p>
      <text:p text:style-name="P5">O bhikkhus, the<text:span text:style-name="T47"> </text:span><text:span text:style-name="T146">Full Awareness of Breathing</text:span><text:span text:style-name="T47">,</text:span> <text:span text:style-name="T47">if </text:span><text:span text:style-name="T153">developed and practiced continuously</text:span><text:span text:style-name="T78">,</text:span> will be rewarding and bring great advantages. It will lead to success in practicing the <text:span text:style-name="T127">4</text:span><text:span text:style-name="T126"> Establishments of Mindfulness</text:span>. If the method of the <text:span text:style-name="T127">4</text:span><text:span text:style-name="T126"> Establishments of Mindfulness</text:span> is <text:span text:style-name="T153">developed and practiced continuously</text:span><text:span text:style-name="T78">,</text:span> it will lead to success in the practice of the <text:span text:style-name="T104">7</text:span><text:span text:style-name="T103"> Factors of Awaking</text:span>. The <text:span text:style-name="T104">7</text:span><text:span text:style-name="T103"> Factors of Awakening</text:span>, <text:span text:style-name="T47">if </text:span><text:span text:style-name="T153">developed and practiced continuously</text:span><text:span text:style-name="T78">,</text:span> will give rise to understanding and liberation of the mind.</text:p>
      <text:p text:style-name="P15">What is the way to <text:span text:style-name="T153">develop and practice continuously</text:span> the method of <text:span text:style-name="T140">Full Awareness of Breathing</text:span><text:span text:style-name="T47"> </text:span>so that the practice will be rewarding and offer great benefit?</text:p>
      <text:p text:style-name="P10">It is like this, bhikkhus: the practitioner goes into the forest or to the foot of a tree, or to any deserted place, sits stably in the lotus position, holding his or her body quite straight, and practices like this:</text:p>
      <text:list xml:id="list4758934425535409051" text:style-name="L19">
        <text:list-item>
          <text:list>
            <text:list-header>
              <text:p text:style-name="P113">[1. Body]</text:p>
            </text:list-header>
          </text:list>
          <text:p text:style-name="P75"><text:span text:style-name="T140">Breathing in/</text:span><text:span text:style-name="T148">out</text:span><text:span text:style-name="T140">,</text:span> I know <text:span text:style-name="T140">I am breathing in/</text:span><text:span text:style-name="T148">out</text:span>.</text:p>
        </text:list-item>
        <text:list-item>
          <text:p text:style-name="P75"><text:span text:style-name="T140">Breathing in/</text:span><text:span text:style-name="T148">out</text:span> a long breath, I know <text:span text:style-name="T140">I am breathing in/</text:span><text:span text:style-name="T148">out</text:span> a long breath.</text:p>
        </text:list-item>
      </text:list>
      <text:list xml:id="list1277782342837575220" text:style-name="L20">
        <text:list-item>
          <text:p text:style-name="P76"><text:span text:style-name="T140">Breathing in/</text:span><text:span text:style-name="T148">out</text:span> a short breath, I know <text:span text:style-name="T140">I am breathing in/</text:span><text:span text:style-name="T148">out</text:span> a short breath.</text:p>
        </text:list-item>
      </text:list>
      <text:list xml:id="list8267139388114375709" text:style-name="L21">
        <text:list-item>
          <text:p text:style-name="P77"><text:span text:style-name="T140">Breathing in/</text:span><text:span text:style-name="T148">out</text:span><text:span text:style-name="T140">,</text:span><text:span text:style-name="T120"> </text:span>I am aware of my whole body.</text:p>
        </text:list-item>
      </text:list>
      <text:list xml:id="list4637472010332825142" text:style-name="L22">
        <text:list-item>
          <text:p text:style-name="P78"><text:span text:style-name="T140">Breathing in/</text:span><text:span text:style-name="T148">out</text:span><text:span text:style-name="T140">,</text:span><text:span text:style-name="T78"> </text:span>I calm my whole body.</text:p>
          <text:list>
            <text:list-header>
              <text:p text:style-name="P114">[2. Feelings]</text:p>
            </text:list-header>
          </text:list>
        </text:list-item>
      </text:list>
      <text:list xml:id="list6387543462693331914" text:style-name="L23">
        <text:list-item>
          <text:p text:style-name="P79"><text:span text:style-name="T140">Breathing in/</text:span><text:span text:style-name="T148">out</text:span><text:span text:style-name="T140">,</text:span> I feel joyful.</text:p>
        </text:list-item>
      </text:list>
      <text:list xml:id="list7812326890685790822" text:style-name="L24">
        <text:list-item>
          <text:p text:style-name="P80"><text:span text:style-name="T140">Breathing in/</text:span><text:span text:style-name="T148">out</text:span><text:span text:style-name="T140">,</text:span> I feel happy.</text:p>
        </text:list-item>
      </text:list>
      <text:list xml:id="list416102357139557271" text:style-name="L25">
        <text:list-item>
          <text:p text:style-name="P81"><text:span text:style-name="T140">Breathing in/</text:span><text:span text:style-name="T148">out</text:span><text:span text:style-name="T140">,</text:span> I am aware of my mental formations.</text:p>
        </text:list-item>
      </text:list>
      <text:list xml:id="list5257277834082692656" text:style-name="L26">
        <text:list-item>
          <text:p text:style-name="P82"><text:span text:style-name="T140">Breathing in/</text:span><text:span text:style-name="T148">out</text:span><text:span text:style-name="T140">,</text:span> I calm my mental formations.</text:p>
          <text:list>
            <text:list-header>
              <text:p text:style-name="P115">[3. Mind]</text:p>
            </text:list-header>
          </text:list>
        </text:list-item>
      </text:list>
      <text:list xml:id="list6846293541768171934" text:style-name="L27">
        <text:list-item>
          <text:p text:style-name="P83"><text:span text:style-name="T140">Breathing in/</text:span><text:span text:style-name="T148">out</text:span><text:span text:style-name="T140">,</text:span> I am aware of my mind.</text:p>
        </text:list-item>
      </text:list>
      <text:list xml:id="list2476626327969168826" text:style-name="L28">
        <text:list-item>
          <text:p text:style-name="P84"><text:span text:style-name="T140">Breathing in/</text:span><text:span text:style-name="T148">out</text:span><text:span text:style-name="T140">,</text:span> I make my mind happy.</text:p>
        </text:list-item>
      </text:list>
      <text:list xml:id="list5671933278917284303" text:style-name="L29">
        <text:list-item>
          <text:p text:style-name="P85"><text:span text:style-name="T140">Breathing in/</text:span><text:span text:style-name="T148">out</text:span><text:span text:style-name="T140">,</text:span> I concentrate my mind.</text:p>
        </text:list-item>
      </text:list>
      <text:list xml:id="list5477394733187465069" text:style-name="L30">
        <text:list-item>
          <text:p text:style-name="P86"><text:span text:style-name="T140">Breathing in/</text:span><text:span text:style-name="T148">out</text:span><text:span text:style-name="T140">,</text:span> I liberate my mind.</text:p>
          <text:list>
            <text:list-header>
              <text:p text:style-name="P116">[4. Objects of Mind]</text:p>
            </text:list-header>
          </text:list>
        </text:list-item>
      </text:list>
      <text:list xml:id="list7951919895500100930" text:style-name="L31">
        <text:list-item>
          <text:p text:style-name="P87"><text:span text:style-name="T140">Breathing in/</text:span><text:span text:style-name="T148">out</text:span><text:span text:style-name="T140">,</text:span> I observe the impermanent nature of all dharmas.</text:p>
        </text:list-item>
      </text:list>
      <text:list xml:id="list757915974698349340" text:style-name="L32">
        <text:list-item>
          <text:p text:style-name="P88"><text:span text:style-name="T140">Breathing in/</text:span><text:span text:style-name="T148">out</text:span><text:span text:style-name="T140">,</text:span> I observe the disappearance of desire.</text:p>
        </text:list-item>
      </text:list>
      <text:list xml:id="list1986826957321752230" text:style-name="L33">
        <text:list-item>
          <text:p text:style-name="P89"><text:span text:style-name="T140">Breathing in/</text:span><text:span text:style-name="T148">out</text:span><text:span text:style-name="T140">,</text:span> I observe the no-birth, no-death nature of all phenomena.</text:p>
        </text:list-item>
      </text:list>
      <text:list xml:id="list2597953002175142352" text:style-name="L34">
        <text:list-item>
          <text:p text:style-name="P90"><text:span text:style-name="T140">Breathing in/</text:span><text:span text:style-name="T148">out</text:span><text:span text:style-name="T140">,</text:span> I observe letting go.</text:p>
        </text:list-item>
      </text:list>
      <text:p text:style-name="P39"/>
      <text:p text:style-name="P1">The <text:span text:style-name="T147">Full Awareness of Breathing</text:span>, if <text:span text:style-name="T153">developed and practiced continuously</text:span> according to these instructions, will be rewarding and of great benefit.</text:p>
      <text:p text:style-name="P28"><text:span text:style-name="T172">4 </text:span><text:span text:style-name="T171">Establishments of Mindfulness</text:span></text:p>
      <text:p text:style-name="P14">In what way does one <text:span text:style-name="T153">develop and continuously practice</text:span> the <text:span text:style-name="T140">Full Awareness of Breathing</text:span>, in order to succeed in the practice of the <text:span text:style-name="T133">4</text:span><text:span text:style-name="T121"> Establishments of Mindfulness</text:span>?</text:p>
      <text:list xml:id="list6376345106737421604" text:style-name="L35">
        <text:list-item>
          <text:p text:style-name="P64"><text:span text:style-name="T142">When the practitioner breathes in/out</text:span><text:span text:style-name="T23"> a long or a short breath, aware of his breath or his whole body, or aware that he is making his whole body calm and at peace,</text:span></text:p>
          <text:p text:style-name="P65"><text:span text:style-name="T156">he abides peacefully in the observation of the </text:span><text:span text:style-name="T24">body</text:span><text:span text:style-name="T158"> in the </text:span><text:span text:style-name="T24">body</text:span><text:span text:style-name="T156">, persevering, fully awake, clearly understanding his state, gone beyond all attachment and aversion to this life.</text:span><text:span text:style-name="T48"> These exercises of </text:span><text:span text:style-name="T145">B</text:span><text:span text:style-name="T142">reathing with Full Awareness</text:span><text:span text:style-name="T48"> belong to the </text:span><text:span text:style-name="T27">1.</text:span><text:span text:style-name="T23"> Establishment of Mindfulness</text:span><text:span text:style-name="T48">, the </text:span><text:span text:style-name="T24">body</text:span><text:span text:style-name="T23">.</text:span></text:p>
        </text:list-item>
        <text:list-item>
          <text:p text:style-name="P61"><text:span text:style-name="T140">When the practitioner breathes in/out</text:span> aware of joy or happiness, of the mental formations, or to make the mental formations peaceful,</text:p>
          <text:p text:style-name="P66"><text:span text:style-name="T56">...</text:span><text:span text:style-name="T116"> </text:span><text:span text:style-name="T1">feelings</text:span>.</text:p>
        </text:list-item>
        <text:list-item>
          <text:p text:style-name="P62"><text:span text:style-name="T140">When the practitioner breathes in/out</text:span> with the awareness of the mind, or to make the mind happy, to collect the mind in concentration, or to free and liberate the mind,</text:p>
          <text:p text:style-name="P66"><text:span text:style-name="T56">...</text:span><text:span text:style-name="T154"> </text:span><text:span text:style-name="T1">mind</text:span>.</text:p>
          <text:p text:style-name="P67">Without <text:span text:style-name="T140">Full Awareness of Breathing</text:span>, there can be no development of meditative stability and understanding.</text:p>
        </text:list-item>
        <text:list-item>
          <text:p text:style-name="P62"><text:span text:style-name="T140">When the practitioner breathes in/out</text:span> and contemplates the essential impermanence or the essential disappearance of desire or the no-birth, no-death nature of all phenomena or letting go,</text:p>
          <text:p text:style-name="P66"><text:span text:style-name="T56">...</text:span> <text:span text:style-name="T1">objects of mind</text:span>.</text:p>
        </text:list-item>
      </text:list>
      <text:p text:style-name="P16">The practice of <text:span text:style-name="T140">Full Awareness of Breathing</text:span>, if <text:span text:style-name="T153">developed and practiced continuously</text:span>, will lead to perfect accomplishment of the <text:span text:style-name="T134">4</text:span><text:span text:style-name="T121"> Establishments of Mindfulness</text:span>.</text:p>
      <text:p text:style-name="P32">Attaining the 7 Factors of Awakening</text:p>
      <text:p text:style-name="P14">Moreover, if they are <text:span text:style-name="T153">developed and continuously practiced</text:span>, the <text:span text:style-name="T128">4</text:span><text:span text:style-name="T126"> Establishments of Mindfulness</text:span> will lead to perfect abiding in the <text:span text:style-name="T102">7</text:span><text:span text:style-name="T99"> Factors of Awakening</text:span>. How is this so?</text:p>
      <text:list xml:id="list6682737508975350683" text:style-name="L36">
        <text:list-item>
          <text:p text:style-name="P91"><text:span text:style-name="T84">When</text:span><text:span text:style-name="T78"> the </text:span><text:span text:style-name="T154">practitioner can maintain, without distraction, the practice of observing</text:span></text:p>
        </text:list-item>
      </text:list>
      <text:list xml:id="list7289608115264458200" text:style-name="L37">
        <text:list-item>
          <text:p text:style-name="P117"><text:span text:style-name="T156">the</text:span><text:span text:style-name="T23"> </text:span><text:span text:style-name="T24">body</text:span><text:span text:style-name="T23"> </text:span><text:span text:style-name="T156">in the</text:span><text:span text:style-name="T23"> </text:span><text:span text:style-name="T24">body</text:span><text:span text:style-name="T23">,</text:span></text:p>
        </text:list-item>
        <text:list-item>
          <text:p text:style-name="P117"><text:span text:style-name="T156">the</text:span><text:span text:style-name="T23"> </text:span><text:span text:style-name="T24">feelings</text:span><text:span text:style-name="T23"> </text:span><text:span text:style-name="T156">in the</text:span><text:span text:style-name="T23"> </text:span><text:span text:style-name="T24">feelings</text:span><text:span text:style-name="T23">,</text:span></text:p>
        </text:list-item>
        <text:list-item>
          <text:p text:style-name="P117"><text:span text:style-name="T156">the</text:span><text:span text:style-name="T23"> </text:span><text:span text:style-name="T24">mind</text:span><text:span text:style-name="T23"> </text:span><text:span text:style-name="T156">in the</text:span><text:span text:style-name="T23"> </text:span><text:span text:style-name="T24">mind</text:span><text:span text:style-name="T23">,</text:span></text:p>
        </text:list-item>
        <text:list-item>
          <text:p text:style-name="P117"><text:span text:style-name="T156">and the</text:span><text:span text:style-name="T23"> </text:span><text:span text:style-name="T24">objects of mind</text:span><text:span text:style-name="T23"> </text:span><text:span text:style-name="T156">in the</text:span><text:span text:style-name="T23"> </text:span><text:span text:style-name="T24">objects of mind</text:span><text:span text:style-name="T23">,</text:span></text:p>
        </text:list-item>
      </text:list>
      <text:p text:style-name="P49"><text:span text:style-name="T156">persevering, fully awake, clearly understanding her state, gone beyond all attachment and aversion to this life</text:span><text:span text:style-name="T23">, with unwavering, steadfast, imperturbable meditative stability,</text:span></text:p>
      <text:p text:style-name="P52"><text:span text:style-name="T42">she will attain the </text:span><text:span text:style-name="T112">1.</text:span><text:span text:style-name="T113"> Factor of Awakening</text:span><text:span text:style-name="T42">, </text:span><text:span text:style-name="T52">namely</text:span><text:span text:style-name="T42"> </text:span><text:span text:style-name="T111">mindfulness</text:span><text:span text:style-name="T42">. </text:span><text:span text:style-name="T52">When this factor is developed, it will come to perfection.</text:span></text:p>
      <text:list xml:id="list160707979544162" text:continue-list="list6682737508975350683" text:style-name="L36">
        <text:list-item>
          <text:p text:style-name="P92"><text:span text:style-name="T78">When the practitioner </text:span><text:span text:style-name="T47">can ab</text:span>ide <text:span text:style-name="T10">in meditative stability without being distracted and can investigate every dharma</text:span>, every object of mind that arises,</text:p>
          <text:p text:style-name="P63"><text:span text:style-name="T173">she will attain </text:span><text:span text:style-name="T1">... </text:span><text:span text:style-name="T99">investigat</text:span><text:span text:style-name="T101">ion</text:span><text:span text:style-name="T57"> ...</text:span></text:p>
        </text:list-item>
        <text:list-item>
          <text:p text:style-name="P92"><text:span text:style-name="T78">When the practitioner </text:span><text:span text:style-name="T47">can ob</text:span>serv<text:span text:style-name="T10">e and investigate every dharma in a sustained, persevering, and steadfast way, without being </text:span>distract<text:span text:style-name="T10">ed</text:span><text:span text:style-name="T76">,</text:span></text:p>
          <text:p text:style-name="P63"><text:span text:style-name="T65">she will attain </text:span><text:span text:style-name="T56">... </text:span><text:span text:style-name="T99">energy </text:span><text:span text:style-name="T100">(diligence)</text:span><text:span text:style-name="T57"> ...</text:span></text:p>
        </text:list-item>
        <text:list-item>
          <text:p text:style-name="P92"><text:span text:style-name="T78">When the practitioner </text:span><text:span text:style-name="T47">has rea</text:span>ched a <text:span text:style-name="T10">stable</text:span>, imperturbable abiding in t<text:span text:style-name="T10">he stream of practice</text:span><text:span text:style-name="T76">,</text:span></text:p>
          <text:p text:style-name="P63"><text:span text:style-name="T65">she will attain </text:span><text:span text:style-name="T56">... </text:span><text:span text:style-name="T99">joy</text:span><text:span text:style-name="T57"> ...</text:span></text:p>
        </text:list-item>
        <text:list-item>
          <text:p text:style-name="P92"><text:span text:style-name="T78">When the practitioner </text:span><text:span text:style-name="T47">can </text:span>abide undistractedly in the state <text:span text:style-name="T10">of joy, s</text:span>he will feel her body and mind light and at pe<text:span text:style-name="T10">ace</text:span><text:span text:style-name="T76">,</text:span></text:p>
          <text:p text:style-name="P63"><text:span text:style-name="T65">she will attain </text:span><text:span text:style-name="T56">... </text:span><text:span text:style-name="T99">ease</text:span><text:span text:style-name="T57"> ...</text:span></text:p>
        </text:list-item>
        <text:list-item>
          <text:p text:style-name="P92"><text:span text:style-name="T78">When </text:span>both body and mind are<text:span text:style-name="T10"> at ease, </text:span><text:span text:style-name="T83">th</text:span><text:span text:style-name="T78">e practitioner</text:span> can easily enter into concentra<text:span text:style-name="T10">tion</text:span><text:span text:style-name="T76">,</text:span></text:p>
          <text:p text:style-name="P63"><text:span text:style-name="T65">she will attain </text:span><text:span text:style-name="T56">... </text:span><text:span text:style-name="T99">concentration</text:span><text:span text:style-name="T57"> ...</text:span></text:p>
        </text:list-item>
        <text:list-item>
          <text:p text:style-name="P92"><text:span text:style-name="T78">When the practitioner</text:span> is abidin<text:span text:style-name="T10">g in concentration wit</text:span>h deep calm, she will cease discriminating and comp<text:span text:style-name="T10">aring</text:span><text:span text:style-name="T76">,</text:span></text:p>
          <text:p text:style-name="P58"><text:span text:style-name="T65">she will attain </text:span><text:span text:style-name="T56">... </text:span><text:span text:style-name="T99">letting go</text:span><text:span text:style-name="T100"> (equanimity)</text:span><text:span text:style-name="T57"> ...</text:span></text:p>
        </text:list-item>
      </text:list>
      <text:p text:style-name="P1">This is how the <text:span text:style-name="T133">4</text:span><text:span text:style-name="T121"> Establishments of Mindfulness</text:span>, if <text:bookmark-start text:name="__DdeLink__2398_38307164"/><text:span text:style-name="T153">developed and practiced continuously</text:span><text:bookmark-end text:name="__DdeLink__2398_38307164"/>, will lead to perfect abiding in the <text:span text:style-name="T105">7</text:span><text:span text:style-name="T103"> Factors of Awakening</text:span>.</text:p>
      <text:p text:style-name="P14">How will the <text:span text:style-name="T105">7</text:span><text:span text:style-name="T103"> Factors of Awakening</text:span>, if <text:span text:style-name="T153">developed and practiced continuously</text:span>, lead to the perfect accomplishment of true understanding and complete liberation?</text:p>
      <text:p text:style-name="P1">If the practitioner follows the path of the <text:span text:style-name="T114">7</text:span><text:span text:style-name="T98"> Factors of Awakening</text:span>, living in quiet seclusion, observing and contemplating the disappearance of desire, he will develop the capacity of letting go. This will be a result of following the path of the <text:span text:style-name="T114">7</text:span><text:span text:style-name="T98"> Factors of Awakening</text:span> and will lead to the perfect accomplishment of true understanding and complete liberation.</text:p>
      <text:p text:style-name="P29">Epilogue</text:p>
      <text:p text:style-name="P3">This is what the Lord, the Awakened One, said; and everyone in the assembly felt gratitude and delight at having heard his teachings.<text:bookmark-end text:name="__DdeLink__2361_46302246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nux Libertine" svg:font-family="'Linux Libertin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ource Han Sans CN Regular" style:font-family-asian="'Source Han Sans CN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max </meta:initial-creator>
    <meta:creation-date>2017-02-02T14:28:17.464268311</meta:creation-date>
    <dc:date>2017-02-08T16:07:05.925348527</dc:date>
    <dc:creator>matmax </dc:creator>
    <meta:editing-duration>PT8H56M40S</meta:editing-duration>
    <meta:editing-cycles>259</meta:editing-cycles>
    <meta:generator>LibreOffice/5.2.4.2.1$Linux_X86_64 LibreOffice_project/20$Build-2</meta:generator>
    <meta:document-statistic meta:table-count="0" meta:image-count="0" meta:object-count="0" meta:page-count="15" meta:paragraph-count="218" meta:word-count="3855" meta:character-count="21914" meta:non-whitespace-character-count="18390"/>
  </office:meta>
</office:document-meta>
</file>